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unquated_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l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3.98" calcext:value-type="float">
            <text:p>33.9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9.49" calcext:value-type="float">
            <text:p>39.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5.46" calcext:value-type="float">
            <text:p>45.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5.46" calcext:value-type="float">
            <text:p>45.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.21" calcext:value-type="float">
            <text:p>48.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1.43" calcext:value-type="float">
            <text:p>51.4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0.97" calcext:value-type="float">
            <text:p>50.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.86" calcext:value-type="float">
            <text:p>57.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3.83" calcext:value-type="float">
            <text:p>63.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6.58" calcext:value-type="float">
            <text:p>66.5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8.42" calcext:value-type="float">
            <text:p>68.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1.63" calcext:value-type="float">
            <text:p>71.6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8.52" calcext:value-type="float">
            <text:p>78.5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1.73" calcext:value-type="float">
            <text:p>81.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2.19" calcext:value-type="float">
            <text:p>82.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1.73" calcext:value-type="float">
            <text:p>81.7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2.19" calcext:value-type="float">
            <text:p>82.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4.59" calcext:value-type="float">
            <text:p>94.5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5.41" calcext:value-type="float">
            <text:p>85.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5.41" calcext:value-type="float">
            <text:p>85.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09" calcext:value-type="float">
            <text:p>11009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2" calcext:value-type="float">
            <text:p>11012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14" calcext:value-type="float">
            <text:p>11014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16" calcext:value-type="float">
            <text:p>11016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17" calcext:value-type="float">
            <text:p>11017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11018" calcext:value-type="float">
            <text:p>11018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19" calcext:value-type="float">
            <text:p>11019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20" calcext:value-type="float">
            <text:p>11020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21" calcext:value-type="float">
            <text:p>1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2" calcext:value-type="float">
            <text:p>11022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23" calcext:value-type="float">
            <text:p>11023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5" calcext:value-type="float">
            <text:p>1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7" calcext:value-type="float">
            <text:p>11027</text:p>
          </table:table-cell>
          <table:table-cell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11028" calcext:value-type="float">
            <text:p>11028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1029" calcext:value-type="float">
            <text:p>11029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11030" calcext:value-type="float">
            <text:p>11030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11032" calcext:value-type="float">
            <text:p>11032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11034" calcext:value-type="float">
            <text:p>11034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11035" calcext:value-type="float">
            <text:p>11035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11038" calcext:value-type="float">
            <text:p>11038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11039" calcext:value-type="float">
            <text:p>11039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41" calcext:value-type="float">
            <text:p>11041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11044" calcext:value-type="float">
            <text:p>11044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11046" calcext:value-type="float">
            <text:p>11046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1047" calcext:value-type="float">
            <text:p>11047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49" calcext:value-type="float">
            <text:p>11049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11051" calcext:value-type="float">
            <text:p>11051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11052" calcext:value-type="float">
            <text:p>11052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053" calcext:value-type="float">
            <text:p>11053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1055" calcext:value-type="float">
            <text:p>1105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56" calcext:value-type="float">
            <text:p>11056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57" calcext:value-type="float">
            <text:p>11057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1058" calcext:value-type="float">
            <text:p>11058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60" calcext:value-type="float">
            <text:p>11060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11061" calcext:value-type="float">
            <text:p>11061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11062" calcext:value-type="float">
            <text:p>11062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63" calcext:value-type="float">
            <text:p>11063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66" calcext:value-type="float">
            <text:p>11066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67" calcext:value-type="float">
            <text:p>11067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68" calcext:value-type="float">
            <text:p>11068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1069" calcext:value-type="float">
            <text:p>11069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71" calcext:value-type="float">
            <text:p>11071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74" calcext:value-type="float">
            <text:p>1107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1075" calcext:value-type="float">
            <text:p>11075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1076" calcext:value-type="float">
            <text:p>11076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11077" calcext:value-type="float">
            <text:p>11077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78" calcext:value-type="float">
            <text:p>11078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79" calcext:value-type="float">
            <text:p>11079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1082" calcext:value-type="float">
            <text:p>11082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11083" calcext:value-type="float">
            <text:p>11083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1084" calcext:value-type="float">
            <text:p>11084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86" calcext:value-type="float">
            <text:p>11086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1088" calcext:value-type="float">
            <text:p>11088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89" calcext:value-type="float">
            <text:p>11089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11090" calcext:value-type="float">
            <text:p>11090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1094" calcext:value-type="float">
            <text:p>1109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1095" calcext:value-type="float">
            <text:p>11095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11096" calcext:value-type="float">
            <text:p>11096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11097" calcext:value-type="float">
            <text:p>11097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098" calcext:value-type="float">
            <text:p>11098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1103" calcext:value-type="float">
            <text:p>11103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11104" calcext:value-type="float">
            <text:p>11104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1105" calcext:value-type="float">
            <text:p>11105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11106" calcext:value-type="float">
            <text:p>11106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1107" calcext:value-type="float">
            <text:p>11107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11108" calcext:value-type="float">
            <text:p>11108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11109" calcext:value-type="float">
            <text:p>11109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11118" calcext:value-type="float">
            <text:p>11118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1119" calcext:value-type="float">
            <text:p>11119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1127" calcext:value-type="float">
            <text:p>1112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1128" calcext:value-type="float">
            <text:p>11128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1130" calcext:value-type="float">
            <text:p>11130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11131" calcext:value-type="float">
            <text:p>11131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11132" calcext:value-type="float">
            <text:p>11132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11137" calcext:value-type="float">
            <text:p>11137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11138" calcext:value-type="float">
            <text:p>11138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11139" calcext:value-type="float">
            <text:p>11139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11140" calcext:value-type="float">
            <text:p>11140</text:p>
          </table:table-cell>
          <table:table-cell office:value-type="float" office:value="28.93" calcext:value-type="float">
            <text:p>28.93</text:p>
          </table:table-cell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11147" calcext:value-type="float">
            <text:p>11147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11149" calcext:value-type="float">
            <text:p>11149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11150" calcext:value-type="float">
            <text:p>11150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float" office:value="33.98" calcext:value-type="float">
            <text:p>33.98</text:p>
          </table:table-cell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11158" calcext:value-type="float">
            <text:p>11158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float" office:value="11159" calcext:value-type="float">
            <text:p>11159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11164" calcext:value-type="float">
            <text:p>11164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float" office:value="11171" calcext:value-type="float">
            <text:p>11171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11172" calcext:value-type="float">
            <text:p>11172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11173" calcext:value-type="float">
            <text:p>11173</text:p>
          </table:table-cell>
          <table:table-cell office:value-type="float" office:value="39.49" calcext:value-type="float">
            <text:p>39.49</text:p>
          </table:table-cell>
        </table:table-row>
        <table:table-row table:style-name="ro1">
          <table:table-cell office:value-type="float" office:value="11174" calcext:value-type="float">
            <text:p>11174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11175" calcext:value-type="float">
            <text:p>11175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11176" calcext:value-type="float">
            <text:p>11176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11177" calcext:value-type="float">
            <text:p>11177</text:p>
          </table:table-cell>
          <table:table-cell office:value-type="float" office:value="40.41" calcext:value-type="float">
            <text:p>40.41</text:p>
          </table:table-cell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11180" calcext:value-type="float">
            <text:p>11180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float" office:value="42.24" calcext:value-type="float">
            <text:p>42.24</text:p>
          </table:table-cell>
        </table:table-row>
        <table:table-row table:style-name="ro1">
          <table:table-cell office:value-type="float" office:value="11182" calcext:value-type="float">
            <text:p>11182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11184" calcext:value-type="float">
            <text:p>11184</text:p>
          </table:table-cell>
          <table:table-cell office:value-type="float" office:value="42.24" calcext:value-type="float">
            <text:p>42.24</text:p>
          </table:table-cell>
        </table:table-row>
        <table:table-row table:style-name="ro1">
          <table:table-cell office:value-type="float" office:value="11186" calcext:value-type="float">
            <text:p>11186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11187" calcext:value-type="float">
            <text:p>11187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11188" calcext:value-type="float">
            <text:p>11188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11189" calcext:value-type="float">
            <text:p>11189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float" office:value="11191" calcext:value-type="float">
            <text:p>11191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11192" calcext:value-type="float">
            <text:p>11192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94" calcext:value-type="float">
            <text:p>11194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1">
          <table:table-cell office:value-type="float" office:value="11195" calcext:value-type="float">
            <text:p>11195</text:p>
          </table:table-cell>
          <table:table-cell office:value-type="float" office:value="45.46" calcext:value-type="float">
            <text:p>45.46</text:p>
          </table:table-cell>
        </table:table-row>
        <table:table-row table:style-name="ro1">
          <table:table-cell office:value-type="float" office:value="11196" calcext:value-type="float">
            <text:p>11196</text:p>
          </table:table-cell>
          <table:table-cell office:value-type="float" office:value="46.38" calcext:value-type="float">
            <text:p>46.38</text:p>
          </table:table-cell>
        </table:table-row>
        <table:table-row table:style-name="ro1">
          <table:table-cell office:value-type="float" office:value="11197" calcext:value-type="float">
            <text:p>11197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11198" calcext:value-type="float">
            <text:p>11198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48.21" calcext:value-type="float">
            <text:p>48.21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float" office:value="48.21" calcext:value-type="float">
            <text:p>48.21</text:p>
          </table:table-cell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float" office:value="51.43" calcext:value-type="float">
            <text:p>51.43</text:p>
          </table:table-cell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float" office:value="51.43" calcext:value-type="float">
            <text:p>51.43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float" office:value="50.97" calcext:value-type="float">
            <text:p>50.97</text:p>
          </table:table-cell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11217" calcext:value-type="float">
            <text:p>11217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11218" calcext:value-type="float">
            <text:p>11218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11219" calcext:value-type="float">
            <text:p>11219</text:p>
          </table:table-cell>
          <table:table-cell office:value-type="float" office:value="55.56" calcext:value-type="float">
            <text:p>55.56</text:p>
          </table:table-cell>
        </table:table-row>
        <table:table-row table:style-name="ro1">
          <table:table-cell office:value-type="float" office:value="11220" calcext:value-type="float">
            <text:p>11220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11228" calcext:value-type="float">
            <text:p>11228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float" office:value="11229" calcext:value-type="float">
            <text:p>11229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float" office:value="11230" calcext:value-type="float">
            <text:p>11230</text:p>
          </table:table-cell>
          <table:table-cell office:value-type="float" office:value="57.86" calcext:value-type="float">
            <text:p>57.86</text:p>
          </table:table-cell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11237" calcext:value-type="float">
            <text:p>11237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11238" calcext:value-type="float">
            <text:p>11238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11239" calcext:value-type="float">
            <text:p>11239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float" office:value="61.53" calcext:value-type="float">
            <text:p>61.53</text:p>
          </table:table-cell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float" office:value="11247" calcext:value-type="float">
            <text:p>11247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float" office:value="63.83" calcext:value-type="float">
            <text:p>63.83</text:p>
          </table:table-cell>
        </table:table-row>
        <table:table-row table:style-name="ro1">
          <table:table-cell office:value-type="float" office:value="11249" calcext:value-type="float">
            <text:p>11249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float" office:value="66.58" calcext:value-type="float">
            <text:p>66.58</text:p>
          </table:table-cell>
        </table:table-row>
        <table:table-row table:style-name="ro1">
          <table:table-cell office:value-type="float" office:value="11257" calcext:value-type="float">
            <text:p>11257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float" office:value="11259" calcext:value-type="float">
            <text:p>11259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11260" calcext:value-type="float">
            <text:p>11260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11262" calcext:value-type="float">
            <text:p>11262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11267" calcext:value-type="float">
            <text:p>11267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11268" calcext:value-type="float">
            <text:p>11268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11270" calcext:value-type="float">
            <text:p>11270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11271" calcext:value-type="float">
            <text:p>11271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11272" calcext:value-type="float">
            <text:p>11272</text:p>
          </table:table-cell>
          <table:table-cell office:value-type="float" office:value="71.63" calcext:value-type="float">
            <text:p>71.63</text:p>
          </table:table-cell>
        </table:table-row>
        <table:table-row table:style-name="ro1">
          <table:table-cell office:value-type="float" office:value="11273" calcext:value-type="float">
            <text:p>11273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11274" calcext:value-type="float">
            <text:p>11274</text:p>
          </table:table-cell>
          <table:table-cell office:value-type="float" office:value="71.63" calcext:value-type="float">
            <text:p>71.63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11276" calcext:value-type="float">
            <text:p>11276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11278" calcext:value-type="float">
            <text:p>11278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11279" calcext:value-type="float">
            <text:p>11279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11281" calcext:value-type="float">
            <text:p>11281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11284" calcext:value-type="float">
            <text:p>11284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11285" calcext:value-type="float">
            <text:p>11285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11286" calcext:value-type="float">
            <text:p>11286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11287" calcext:value-type="float">
            <text:p>11287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11289" calcext:value-type="float">
            <text:p>11289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11290" calcext:value-type="float">
            <text:p>11290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11291" calcext:value-type="float">
            <text:p>11291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11292" calcext:value-type="float">
            <text:p>11292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11293" calcext:value-type="float">
            <text:p>11293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11294" calcext:value-type="float">
            <text:p>11294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float" office:value="11295" calcext:value-type="float">
            <text:p>11295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11297" calcext:value-type="float">
            <text:p>11297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11298" calcext:value-type="float">
            <text:p>11298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1">
          <table:table-cell office:value-type="float" office:value="11300" calcext:value-type="float">
            <text:p>11300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1307" calcext:value-type="float">
            <text:p>11307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11317" calcext:value-type="float">
            <text:p>11317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11318" calcext:value-type="float">
            <text:p>11318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11319" calcext:value-type="float">
            <text:p>11319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81.73" calcext:value-type="float">
            <text:p>81.73</text:p>
          </table:table-cell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float" office:value="82.19" calcext:value-type="float">
            <text:p>82.19</text:p>
          </table:table-cell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11328" calcext:value-type="float">
            <text:p>11328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11329" calcext:value-type="float">
            <text:p>11329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11333" calcext:value-type="float">
            <text:p>11333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float" office:value="101.02" calcext:value-type="float">
            <text:p>101.02</text:p>
          </table:table-cell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11338" calcext:value-type="float">
            <text:p>11338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float" office:value="85.41" calcext:value-type="float">
            <text:p>85.41</text:p>
          </table:table-cell>
        </table:table-row>
        <table:table-row table:style-name="ro1">
          <table:table-cell office:value-type="float" office:value="11340" calcext:value-type="float">
            <text:p>11340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float" office:value="84.49" calcext:value-type="float">
            <text:p>84.49</text:p>
          </table:table-cell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float" office:value="101.48" calcext:value-type="float">
            <text:p>101.48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float" office:value="107.91" calcext:value-type="float">
            <text:p>107.91</text:p>
          </table:table-cell>
        </table:table-row>
        <table:table-row table:style-name="ro1">
          <table:table-cell office:value-type="float" office:value="11348" calcext:value-type="float">
            <text:p>11348</text:p>
          </table:table-cell>
          <table:table-cell office:value-type="float" office:value="106.53" calcext:value-type="float">
            <text:p>106.53</text:p>
          </table:table-cell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352" calcext:value-type="float">
            <text:p>11352</text:p>
          </table:table-cell>
          <table:table-cell office:value-type="float" office:value="105.61" calcext:value-type="float">
            <text:p>105.61</text:p>
          </table:table-cell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float" office:value="95.51" calcext:value-type="float">
            <text:p>95.51</text:p>
          </table:table-cell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355" calcext:value-type="float">
            <text:p>1135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357" calcext:value-type="float">
            <text:p>11357</text:p>
          </table:table-cell>
          <table:table-cell office:value-type="float" office:value="103.78" calcext:value-type="float">
            <text:p>103.78</text:p>
          </table:table-cell>
        </table:table-row>
        <table:table-row table:style-name="ro1">
          <table:table-cell office:value-type="float" office:value="11358" calcext:value-type="float">
            <text:p>1135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359" calcext:value-type="float">
            <text:p>11359</text:p>
          </table:table-cell>
          <table:table-cell office:value-type="float" office:value="104.69" calcext:value-type="float">
            <text:p>104.69</text:p>
          </table:table-cell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float" office:value="103.78" calcext:value-type="float">
            <text:p>103.78</text:p>
          </table:table-cell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float" office:value="106.07" calcext:value-type="float">
            <text:p>106.07</text:p>
          </table:table-cell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float" office:value="105.61" calcext:value-type="float">
            <text:p>105.61</text:p>
          </table:table-cell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float" office:value="105.15" calcext:value-type="float">
            <text:p>105.15</text:p>
          </table:table-cell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11367" calcext:value-type="float">
            <text:p>11367</text:p>
          </table:table-cell>
          <table:table-cell office:value-type="float" office:value="104.23" calcext:value-type="float">
            <text:p>104.23</text:p>
          </table:table-cell>
        </table:table-row>
        <table:table-row table:style-name="ro1">
          <table:table-cell office:value-type="float" office:value="11369" calcext:value-type="float">
            <text:p>1136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370" calcext:value-type="float">
            <text:p>11370</text:p>
          </table:table-cell>
          <table:table-cell office:value-type="float" office:value="100.56" calcext:value-type="float">
            <text:p>100.56</text:p>
          </table:table-cell>
        </table:table-row>
        <table:table-row table:style-name="ro1">
          <table:table-cell office:value-type="float" office:value="11371" calcext:value-type="float">
            <text:p>11371</text:p>
          </table:table-cell>
          <table:table-cell office:value-type="float" office:value="101.48" calcext:value-type="float">
            <text:p>101.48</text:p>
          </table:table-cell>
        </table:table-row>
        <table:table-row table:style-name="ro1">
          <table:table-cell office:value-type="float" office:value="11372" calcext:value-type="float">
            <text:p>11372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373" calcext:value-type="float">
            <text:p>11373</text:p>
          </table:table-cell>
          <table:table-cell office:value-type="float" office:value="98.72" calcext:value-type="float">
            <text:p>98.72</text:p>
          </table:table-cell>
        </table:table-row>
        <table:table-row table:style-name="ro1">
          <table:table-cell office:value-type="float" office:value="11374" calcext:value-type="float">
            <text:p>113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377" calcext:value-type="float">
            <text:p>11377</text:p>
          </table:table-cell>
          <table:table-cell office:value-type="float" office:value="95.97" calcext:value-type="float">
            <text:p>95.97</text:p>
          </table:table-cell>
        </table:table-row>
        <table:table-row table:style-name="ro1">
          <table:table-cell office:value-type="float" office:value="11378" calcext:value-type="float">
            <text:p>113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80" calcext:value-type="float">
            <text:p>1138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381" calcext:value-type="float">
            <text:p>1138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383" calcext:value-type="float">
            <text:p>11383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11384" calcext:value-type="float">
            <text:p>113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85" calcext:value-type="float">
            <text:p>11385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388" calcext:value-type="float">
            <text:p>1138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389" calcext:value-type="float">
            <text:p>1138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390" calcext:value-type="float">
            <text:p>113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92" calcext:value-type="float">
            <text:p>11392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393" calcext:value-type="float">
            <text:p>113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95" calcext:value-type="float">
            <text:p>11395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396" calcext:value-type="float">
            <text:p>113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97" calcext:value-type="float">
            <text:p>11397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02" calcext:value-type="float">
            <text:p>1140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04" calcext:value-type="float">
            <text:p>1140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05" calcext:value-type="float">
            <text:p>1140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06" calcext:value-type="float">
            <text:p>1140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09" calcext:value-type="float">
            <text:p>1140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19" calcext:value-type="float">
            <text:p>11419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11420" calcext:value-type="float">
            <text:p>1142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428" calcext:value-type="float">
            <text:p>11428</text:p>
          </table:table-cell>
          <table:table-cell office:value-type="float" office:value="94.59" calcext:value-type="float">
            <text:p>94.59</text:p>
          </table:table-cell>
        </table:table-row>
        <table:table-row table:style-name="ro1">
          <table:table-cell office:value-type="float" office:value="11429" calcext:value-type="float">
            <text:p>114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float" office:value="94.13" calcext:value-type="float">
            <text:p>94.13</text:p>
          </table:table-cell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37" calcext:value-type="float">
            <text:p>1143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38" calcext:value-type="float">
            <text:p>11438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11439" calcext:value-type="float">
            <text:p>1143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47" calcext:value-type="float">
            <text:p>1144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57" calcext:value-type="float">
            <text:p>1145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58" calcext:value-type="float">
            <text:p>1145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67" calcext:value-type="float">
            <text:p>1146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68" calcext:value-type="float">
            <text:p>1146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69" calcext:value-type="float">
            <text:p>1146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70" calcext:value-type="float">
            <text:p>1147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71" calcext:value-type="float">
            <text:p>1147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72" calcext:value-type="float">
            <text:p>1147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75" calcext:value-type="float">
            <text:p>1147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79" calcext:value-type="float">
            <text:p>1147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81" calcext:value-type="float">
            <text:p>1148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82" calcext:value-type="float">
            <text:p>1148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83" calcext:value-type="float">
            <text:p>1148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84" calcext:value-type="float">
            <text:p>114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487" calcext:value-type="float">
            <text:p>1148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488" calcext:value-type="float">
            <text:p>114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89" calcext:value-type="float">
            <text:p>114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92" calcext:value-type="float">
            <text:p>114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93" calcext:value-type="float">
            <text:p>114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95" calcext:value-type="float">
            <text:p>1149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96" calcext:value-type="float">
            <text:p>1149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497" calcext:value-type="float">
            <text:p>114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498" calcext:value-type="float">
            <text:p>1149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499" calcext:value-type="float">
            <text:p>1149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02" calcext:value-type="float">
            <text:p>1150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03" calcext:value-type="float">
            <text:p>1150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04" calcext:value-type="float">
            <text:p>115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06" calcext:value-type="float">
            <text:p>11506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09" calcext:value-type="float">
            <text:p>1150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510" calcext:value-type="float">
            <text:p>1151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516" calcext:value-type="float">
            <text:p>1151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17" calcext:value-type="float">
            <text:p>1151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27" calcext:value-type="float">
            <text:p>1152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28" calcext:value-type="float">
            <text:p>1152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30" calcext:value-type="float">
            <text:p>1153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34" calcext:value-type="float">
            <text:p>115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37" calcext:value-type="float">
            <text:p>115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38" calcext:value-type="float">
            <text:p>1153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539" calcext:value-type="float">
            <text:p>1153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548" calcext:value-type="float">
            <text:p>1154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549" calcext:value-type="float">
            <text:p>1154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554" calcext:value-type="float">
            <text:p>115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57" calcext:value-type="float">
            <text:p>1155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58" calcext:value-type="float">
            <text:p>1155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59" calcext:value-type="float">
            <text:p>115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567" calcext:value-type="float">
            <text:p>1156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68" calcext:value-type="float">
            <text:p>1156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569" calcext:value-type="float">
            <text:p>1156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70" calcext:value-type="float">
            <text:p>115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576" calcext:value-type="float">
            <text:p>1157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77" calcext:value-type="float">
            <text:p>1157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78" calcext:value-type="float">
            <text:p>115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79" calcext:value-type="float">
            <text:p>11579</text:p>
          </table:table-cell>
          <table:table-cell office:value-type="float" office:value="94.59" calcext:value-type="float">
            <text:p>94.59</text:p>
          </table:table-cell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81" calcext:value-type="float">
            <text:p>1158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82" calcext:value-type="float">
            <text:p>1158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86" calcext:value-type="float">
            <text:p>1158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87" calcext:value-type="float">
            <text:p>11587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11588" calcext:value-type="float">
            <text:p>115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90" calcext:value-type="float">
            <text:p>1159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91" calcext:value-type="float">
            <text:p>1159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11593" calcext:value-type="float">
            <text:p>1159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95" calcext:value-type="float">
            <text:p>115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596" calcext:value-type="float">
            <text:p>1159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597" calcext:value-type="float">
            <text:p>1159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598" calcext:value-type="float">
            <text:p>1159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599" calcext:value-type="float">
            <text:p>115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04" calcext:value-type="float">
            <text:p>11604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606" calcext:value-type="float">
            <text:p>116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07" calcext:value-type="float">
            <text:p>1160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08" calcext:value-type="float">
            <text:p>1160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09" calcext:value-type="float">
            <text:p>116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10" calcext:value-type="float">
            <text:p>1161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12" calcext:value-type="float">
            <text:p>1161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14" calcext:value-type="float">
            <text:p>1161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18" calcext:value-type="float">
            <text:p>1161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19" calcext:value-type="float">
            <text:p>1161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20" calcext:value-type="float">
            <text:p>1162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26" calcext:value-type="float">
            <text:p>1162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27" calcext:value-type="float">
            <text:p>1162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28" calcext:value-type="float">
            <text:p>1162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29" calcext:value-type="float">
            <text:p>116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33" calcext:value-type="float">
            <text:p>1163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34" calcext:value-type="float">
            <text:p>11634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36" calcext:value-type="float">
            <text:p>1163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37" calcext:value-type="float">
            <text:p>116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11639" calcext:value-type="float">
            <text:p>1163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643" calcext:value-type="float">
            <text:p>1164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45" calcext:value-type="float">
            <text:p>116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46" calcext:value-type="float">
            <text:p>1164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48" calcext:value-type="float">
            <text:p>1164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52" calcext:value-type="float">
            <text:p>116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653" calcext:value-type="float">
            <text:p>1165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54" calcext:value-type="float">
            <text:p>1165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55" calcext:value-type="float">
            <text:p>1165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56" calcext:value-type="float">
            <text:p>11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657" calcext:value-type="float">
            <text:p>1165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658" calcext:value-type="float">
            <text:p>1165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61" calcext:value-type="float">
            <text:p>1166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64" calcext:value-type="float">
            <text:p>1166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65" calcext:value-type="float">
            <text:p>1166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66" calcext:value-type="float">
            <text:p>1166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667" calcext:value-type="float">
            <text:p>1166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68" calcext:value-type="float">
            <text:p>116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69" calcext:value-type="float">
            <text:p>116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70" calcext:value-type="float">
            <text:p>1167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71" calcext:value-type="float">
            <text:p>1167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72" calcext:value-type="float">
            <text:p>1167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74" calcext:value-type="float">
            <text:p>1167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675" calcext:value-type="float">
            <text:p>11675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676" calcext:value-type="float">
            <text:p>1167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77" calcext:value-type="float">
            <text:p>1167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78" calcext:value-type="float">
            <text:p>1167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79" calcext:value-type="float">
            <text:p>1167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81" calcext:value-type="float">
            <text:p>1168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83" calcext:value-type="float">
            <text:p>1168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84" calcext:value-type="float">
            <text:p>11684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685" calcext:value-type="float">
            <text:p>1168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87" calcext:value-type="float">
            <text:p>1168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88" calcext:value-type="float">
            <text:p>1168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689" calcext:value-type="float">
            <text:p>1168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691" calcext:value-type="float">
            <text:p>116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92" calcext:value-type="float">
            <text:p>1169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94" calcext:value-type="float">
            <text:p>1169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95" calcext:value-type="float">
            <text:p>116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696" calcext:value-type="float">
            <text:p>1169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697" calcext:value-type="float">
            <text:p>116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698" calcext:value-type="float">
            <text:p>1169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699" calcext:value-type="float">
            <text:p>116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00" calcext:value-type="float">
            <text:p>1170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702" calcext:value-type="float">
            <text:p>1170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03" calcext:value-type="float">
            <text:p>11703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704" calcext:value-type="float">
            <text:p>1170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05" calcext:value-type="float">
            <text:p>1170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06" calcext:value-type="float">
            <text:p>11706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707" calcext:value-type="float">
            <text:p>11707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709" calcext:value-type="float">
            <text:p>1170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710" calcext:value-type="float">
            <text:p>1171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11" calcext:value-type="float">
            <text:p>1171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712" calcext:value-type="float">
            <text:p>1171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13" calcext:value-type="float">
            <text:p>117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14" calcext:value-type="float">
            <text:p>1171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16" calcext:value-type="float">
            <text:p>1171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17" calcext:value-type="float">
            <text:p>1171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18" calcext:value-type="float">
            <text:p>1171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19" calcext:value-type="float">
            <text:p>1171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21" calcext:value-type="float">
            <text:p>117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22" calcext:value-type="float">
            <text:p>1172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23" calcext:value-type="float">
            <text:p>1172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24" calcext:value-type="float">
            <text:p>1172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26" calcext:value-type="float">
            <text:p>1172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27" calcext:value-type="float">
            <text:p>1172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29" calcext:value-type="float">
            <text:p>117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30" calcext:value-type="float">
            <text:p>1173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32" calcext:value-type="float">
            <text:p>117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34" calcext:value-type="float">
            <text:p>1173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735" calcext:value-type="float">
            <text:p>1173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736" calcext:value-type="float">
            <text:p>1173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37" calcext:value-type="float">
            <text:p>117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38" calcext:value-type="float">
            <text:p>1173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39" calcext:value-type="float">
            <text:p>11739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740" calcext:value-type="float">
            <text:p>1174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41" calcext:value-type="float">
            <text:p>1174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42" calcext:value-type="float">
            <text:p>1174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44" calcext:value-type="float">
            <text:p>1174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745" calcext:value-type="float">
            <text:p>1174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46" calcext:value-type="float">
            <text:p>1174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47" calcext:value-type="float">
            <text:p>1174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48" calcext:value-type="float">
            <text:p>11748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749" calcext:value-type="float">
            <text:p>1174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52" calcext:value-type="float">
            <text:p>1175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53" calcext:value-type="float">
            <text:p>1175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54" calcext:value-type="float">
            <text:p>117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55" calcext:value-type="float">
            <text:p>1175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11758" calcext:value-type="float">
            <text:p>1175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59" calcext:value-type="float">
            <text:p>117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61" calcext:value-type="float">
            <text:p>1176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62" calcext:value-type="float">
            <text:p>1176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63" calcext:value-type="float">
            <text:p>117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64" calcext:value-type="float">
            <text:p>1176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765" calcext:value-type="float">
            <text:p>1176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66" calcext:value-type="float">
            <text:p>1176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768" calcext:value-type="float">
            <text:p>1176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69" calcext:value-type="float">
            <text:p>117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772" calcext:value-type="float">
            <text:p>1177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73" calcext:value-type="float">
            <text:p>1177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74" calcext:value-type="float">
            <text:p>117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76" calcext:value-type="float">
            <text:p>1177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777" calcext:value-type="float">
            <text:p>1177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78" calcext:value-type="float">
            <text:p>1177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781" calcext:value-type="float">
            <text:p>1178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83" calcext:value-type="float">
            <text:p>1178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84" calcext:value-type="float">
            <text:p>11784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786" calcext:value-type="float">
            <text:p>1178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87" calcext:value-type="float">
            <text:p>1178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88" calcext:value-type="float">
            <text:p>117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89" calcext:value-type="float">
            <text:p>11789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91" calcext:value-type="float">
            <text:p>117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92" calcext:value-type="float">
            <text:p>117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93" calcext:value-type="float">
            <text:p>1179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794" calcext:value-type="float">
            <text:p>1179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95" calcext:value-type="float">
            <text:p>117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96" calcext:value-type="float">
            <text:p>1179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797" calcext:value-type="float">
            <text:p>117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799" calcext:value-type="float">
            <text:p>117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01" calcext:value-type="float">
            <text:p>1180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03" calcext:value-type="float">
            <text:p>1180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04" calcext:value-type="float">
            <text:p>118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05" calcext:value-type="float">
            <text:p>11805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806" calcext:value-type="float">
            <text:p>118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07" calcext:value-type="float">
            <text:p>1180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808" calcext:value-type="float">
            <text:p>1180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09" calcext:value-type="float">
            <text:p>118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10" calcext:value-type="float">
            <text:p>1181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11" calcext:value-type="float">
            <text:p>118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813" calcext:value-type="float">
            <text:p>118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14" calcext:value-type="float">
            <text:p>1181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15" calcext:value-type="float">
            <text:p>1181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16" calcext:value-type="float">
            <text:p>11816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817" calcext:value-type="float">
            <text:p>1181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819" calcext:value-type="float">
            <text:p>1181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21" calcext:value-type="float">
            <text:p>1182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822" calcext:value-type="float">
            <text:p>1182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23" calcext:value-type="float">
            <text:p>1182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24" calcext:value-type="float">
            <text:p>1182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25" calcext:value-type="float">
            <text:p>1182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28" calcext:value-type="float">
            <text:p>118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29" calcext:value-type="float">
            <text:p>1182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30" calcext:value-type="float">
            <text:p>11830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11831" calcext:value-type="float">
            <text:p>1183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832" calcext:value-type="float">
            <text:p>1183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33" calcext:value-type="float">
            <text:p>1183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34" calcext:value-type="float">
            <text:p>118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37" calcext:value-type="float">
            <text:p>118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38" calcext:value-type="float">
            <text:p>1183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839" calcext:value-type="float">
            <text:p>11839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841" calcext:value-type="float">
            <text:p>1184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42" calcext:value-type="float">
            <text:p>1184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43" calcext:value-type="float">
            <text:p>1184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844" calcext:value-type="float">
            <text:p>1184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845" calcext:value-type="float">
            <text:p>118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46" calcext:value-type="float">
            <text:p>1184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47" calcext:value-type="float">
            <text:p>1184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48" calcext:value-type="float">
            <text:p>11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849" calcext:value-type="float">
            <text:p>1184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52" calcext:value-type="float">
            <text:p>11852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11853" calcext:value-type="float">
            <text:p>1185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55" calcext:value-type="float">
            <text:p>1185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56" calcext:value-type="float">
            <text:p>1185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57" calcext:value-type="float">
            <text:p>1185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58" calcext:value-type="float">
            <text:p>1185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59" calcext:value-type="float">
            <text:p>118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60" calcext:value-type="float">
            <text:p>1186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62" calcext:value-type="float">
            <text:p>11862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float" office:value="11863" calcext:value-type="float">
            <text:p>118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64" calcext:value-type="float">
            <text:p>1186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65" calcext:value-type="float">
            <text:p>1186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66" calcext:value-type="float">
            <text:p>1186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68" calcext:value-type="float">
            <text:p>118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70" calcext:value-type="float">
            <text:p>1187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872" calcext:value-type="float">
            <text:p>1187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73" calcext:value-type="float">
            <text:p>118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74" calcext:value-type="float">
            <text:p>118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75" calcext:value-type="float">
            <text:p>1187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76" calcext:value-type="float">
            <text:p>1187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877" calcext:value-type="float">
            <text:p>1187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78" calcext:value-type="float">
            <text:p>118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79" calcext:value-type="float">
            <text:p>1187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881" calcext:value-type="float">
            <text:p>1188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83" calcext:value-type="float">
            <text:p>1188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84" calcext:value-type="float">
            <text:p>1188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85" calcext:value-type="float">
            <text:p>11885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886" calcext:value-type="float">
            <text:p>1188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87" calcext:value-type="float">
            <text:p>1188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888" calcext:value-type="float">
            <text:p>1188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890" calcext:value-type="float">
            <text:p>1189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91" calcext:value-type="float">
            <text:p>118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92" calcext:value-type="float">
            <text:p>1189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893" calcext:value-type="float">
            <text:p>11893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894" calcext:value-type="float">
            <text:p>1189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95" calcext:value-type="float">
            <text:p>118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97" calcext:value-type="float">
            <text:p>118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898" calcext:value-type="float">
            <text:p>1189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899" calcext:value-type="float">
            <text:p>118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02" calcext:value-type="float">
            <text:p>1190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05" calcext:value-type="float">
            <text:p>1190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06" calcext:value-type="float">
            <text:p>119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07" calcext:value-type="float">
            <text:p>1190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08" calcext:value-type="float">
            <text:p>1190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09" calcext:value-type="float">
            <text:p>1190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12" calcext:value-type="float">
            <text:p>1191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13" calcext:value-type="float">
            <text:p>119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14" calcext:value-type="float">
            <text:p>1191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15" calcext:value-type="float">
            <text:p>1191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16" calcext:value-type="float">
            <text:p>1191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17" calcext:value-type="float">
            <text:p>119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18" calcext:value-type="float">
            <text:p>1191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19" calcext:value-type="float">
            <text:p>1191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21" calcext:value-type="float">
            <text:p>1192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922" calcext:value-type="float">
            <text:p>1192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23" calcext:value-type="float">
            <text:p>1192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25" calcext:value-type="float">
            <text:p>1192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26" calcext:value-type="float">
            <text:p>119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27" calcext:value-type="float">
            <text:p>1192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28" calcext:value-type="float">
            <text:p>1192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29" calcext:value-type="float">
            <text:p>119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11931" calcext:value-type="float">
            <text:p>1193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32" calcext:value-type="float">
            <text:p>119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934" calcext:value-type="float">
            <text:p>119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35" calcext:value-type="float">
            <text:p>1193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36" calcext:value-type="float">
            <text:p>1193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37" calcext:value-type="float">
            <text:p>1193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39" calcext:value-type="float">
            <text:p>1193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40" calcext:value-type="float">
            <text:p>1194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41" calcext:value-type="float">
            <text:p>1194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42" calcext:value-type="float">
            <text:p>1194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43" calcext:value-type="float">
            <text:p>1194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44" calcext:value-type="float">
            <text:p>1194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45" calcext:value-type="float">
            <text:p>119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47" calcext:value-type="float">
            <text:p>1194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48" calcext:value-type="float">
            <text:p>1194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49" calcext:value-type="float">
            <text:p>1194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950" calcext:value-type="float">
            <text:p>1195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51" calcext:value-type="float">
            <text:p>1195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53" calcext:value-type="float">
            <text:p>1195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54" calcext:value-type="float">
            <text:p>11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55" calcext:value-type="float">
            <text:p>1195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56" calcext:value-type="float">
            <text:p>1195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57" calcext:value-type="float">
            <text:p>1195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58" calcext:value-type="float">
            <text:p>11958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959" calcext:value-type="float">
            <text:p>1195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61" calcext:value-type="float">
            <text:p>1196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62" calcext:value-type="float">
            <text:p>11962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963" calcext:value-type="float">
            <text:p>1196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64" calcext:value-type="float">
            <text:p>119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65" calcext:value-type="float">
            <text:p>1196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968" calcext:value-type="float">
            <text:p>119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69" calcext:value-type="float">
            <text:p>1196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70" calcext:value-type="float">
            <text:p>1197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71" calcext:value-type="float">
            <text:p>119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72" calcext:value-type="float">
            <text:p>119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73" calcext:value-type="float">
            <text:p>119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74" calcext:value-type="float">
            <text:p>119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75" calcext:value-type="float">
            <text:p>119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76" calcext:value-type="float">
            <text:p>1197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78" calcext:value-type="float">
            <text:p>119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79" calcext:value-type="float">
            <text:p>1197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11981" calcext:value-type="float">
            <text:p>1198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11982" calcext:value-type="float">
            <text:p>1198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83" calcext:value-type="float">
            <text:p>1198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84" calcext:value-type="float">
            <text:p>1198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11985" calcext:value-type="float">
            <text:p>11985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11986" calcext:value-type="float">
            <text:p>1198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87" calcext:value-type="float">
            <text:p>119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88" calcext:value-type="float">
            <text:p>1198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11990" calcext:value-type="float">
            <text:p>1199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11991" calcext:value-type="float">
            <text:p>119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92" calcext:value-type="float">
            <text:p>1199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93" calcext:value-type="float">
            <text:p>119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95" calcext:value-type="float">
            <text:p>1199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11996" calcext:value-type="float">
            <text:p>1199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97" calcext:value-type="float">
            <text:p>119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98" calcext:value-type="float">
            <text:p>1199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11999" calcext:value-type="float">
            <text:p>119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4" calcext:value-type="float">
            <text:p>2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5" calcext:value-type="float">
            <text:p>22005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05" calcext:value-type="float">
            <text:p>2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6" calcext:value-type="float">
            <text:p>2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7" calcext:value-type="float">
            <text:p>22007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22007" calcext:value-type="float">
            <text:p>22007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08" calcext:value-type="float">
            <text:p>22008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09" calcext:value-type="float">
            <text:p>2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22011" calcext:value-type="float">
            <text:p>2201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12" calcext:value-type="float">
            <text:p>2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3" calcext:value-type="float">
            <text:p>22013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14" calcext:value-type="float">
            <text:p>2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7" calcext:value-type="float">
            <text:p>22017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18" calcext:value-type="float">
            <text:p>22018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19" calcext:value-type="float">
            <text:p>2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1" calcext:value-type="float">
            <text:p>2202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22" calcext:value-type="float">
            <text:p>2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3" calcext:value-type="float">
            <text:p>2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4" calcext:value-type="float">
            <text:p>22024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22025" calcext:value-type="float">
            <text:p>2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6" calcext:value-type="float">
            <text:p>2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7" calcext:value-type="float">
            <text:p>2202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2028" calcext:value-type="float">
            <text:p>22028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22029" calcext:value-type="float">
            <text:p>22029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22030" calcext:value-type="float">
            <text:p>22030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22031" calcext:value-type="float">
            <text:p>22031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22032" calcext:value-type="float">
            <text:p>22032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22033" calcext:value-type="float">
            <text:p>22033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22034" calcext:value-type="float">
            <text:p>22034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22035" calcext:value-type="float">
            <text:p>2203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2036" calcext:value-type="float">
            <text:p>22036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22037" calcext:value-type="float">
            <text:p>22037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22039" calcext:value-type="float">
            <text:p>22039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22040" calcext:value-type="float">
            <text:p>22040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22041" calcext:value-type="float">
            <text:p>22041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22042" calcext:value-type="float">
            <text:p>22042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22043" calcext:value-type="float">
            <text:p>22043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2044" calcext:value-type="float">
            <text:p>22044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2045" calcext:value-type="float">
            <text:p>2204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46" calcext:value-type="float">
            <text:p>22046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22047" calcext:value-type="float">
            <text:p>22047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float" office:value="22048" calcext:value-type="float">
            <text:p>22048</text:p>
          </table:table-cell>
          <table:table-cell office:value-type="float" office:value="15.61" calcext:value-type="float">
            <text:p>15.61</text:p>
          </table:table-cell>
        </table:table-row>
        <table:table-row table:style-name="ro1">
          <table:table-cell office:value-type="float" office:value="22049" calcext:value-type="float">
            <text:p>22049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22050" calcext:value-type="float">
            <text:p>2205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51" calcext:value-type="float">
            <text:p>22051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53" calcext:value-type="float">
            <text:p>22053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54" calcext:value-type="float">
            <text:p>2205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22055" calcext:value-type="float">
            <text:p>22055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22056" calcext:value-type="float">
            <text:p>22056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22059" calcext:value-type="float">
            <text:p>22059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22060" calcext:value-type="float">
            <text:p>22060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22061" calcext:value-type="float">
            <text:p>22061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22062" calcext:value-type="float">
            <text:p>22062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22063" calcext:value-type="float">
            <text:p>22063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22064" calcext:value-type="float">
            <text:p>22064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22065" calcext:value-type="float">
            <text:p>22065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float" office:value="22066" calcext:value-type="float">
            <text:p>22066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22068" calcext:value-type="float">
            <text:p>22068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22069" calcext:value-type="float">
            <text:p>22069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71" calcext:value-type="float">
            <text:p>22071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72" calcext:value-type="float">
            <text:p>22072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73" calcext:value-type="float">
            <text:p>22073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74" calcext:value-type="float">
            <text:p>2207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75" calcext:value-type="float">
            <text:p>2207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76" calcext:value-type="float">
            <text:p>22076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77" calcext:value-type="float">
            <text:p>22077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22078" calcext:value-type="float">
            <text:p>22078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79" calcext:value-type="float">
            <text:p>22079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81" calcext:value-type="float">
            <text:p>22081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22082" calcext:value-type="float">
            <text:p>22082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83" calcext:value-type="float">
            <text:p>22083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22084" calcext:value-type="float">
            <text:p>2208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85" calcext:value-type="float">
            <text:p>22085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86" calcext:value-type="float">
            <text:p>22086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87" calcext:value-type="float">
            <text:p>22087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22088" calcext:value-type="float">
            <text:p>22088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22089" calcext:value-type="float">
            <text:p>22089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2090" calcext:value-type="float">
            <text:p>22090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22091" calcext:value-type="float">
            <text:p>22091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92" calcext:value-type="float">
            <text:p>22092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22093" calcext:value-type="float">
            <text:p>22093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22095" calcext:value-type="float">
            <text:p>22095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96" calcext:value-type="float">
            <text:p>22096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2097" calcext:value-type="float">
            <text:p>2209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098" calcext:value-type="float">
            <text:p>22098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2099" calcext:value-type="float">
            <text:p>22099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2103" calcext:value-type="float">
            <text:p>22103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2104" calcext:value-type="float">
            <text:p>22104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2105" calcext:value-type="float">
            <text:p>22105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22106" calcext:value-type="float">
            <text:p>22106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22109" calcext:value-type="float">
            <text:p>22109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22110" calcext:value-type="float">
            <text:p>22110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22113" calcext:value-type="float">
            <text:p>22113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22114" calcext:value-type="float">
            <text:p>22114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22115" calcext:value-type="float">
            <text:p>22115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22117" calcext:value-type="float">
            <text:p>22117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22118" calcext:value-type="float">
            <text:p>22118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2119" calcext:value-type="float">
            <text:p>22119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22123" calcext:value-type="float">
            <text:p>22123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22124" calcext:value-type="float">
            <text:p>22124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22125" calcext:value-type="float">
            <text:p>22125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float" office:value="22126" calcext:value-type="float">
            <text:p>22126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22127" calcext:value-type="float">
            <text:p>22127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22128" calcext:value-type="float">
            <text:p>22128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float" office:value="22129" calcext:value-type="float">
            <text:p>22129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float" office:value="22130" calcext:value-type="float">
            <text:p>22130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22131" calcext:value-type="float">
            <text:p>22131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22133" calcext:value-type="float">
            <text:p>22133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22134" calcext:value-type="float">
            <text:p>22134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22135" calcext:value-type="float">
            <text:p>22135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22137" calcext:value-type="float">
            <text:p>22137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22138" calcext:value-type="float">
            <text:p>22138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22139" calcext:value-type="float">
            <text:p>22139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float" office:value="22140" calcext:value-type="float">
            <text:p>2214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22141" calcext:value-type="float">
            <text:p>22141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22142" calcext:value-type="float">
            <text:p>22142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22145" calcext:value-type="float">
            <text:p>22145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22147" calcext:value-type="float">
            <text:p>22147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22148" calcext:value-type="float">
            <text:p>22148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22149" calcext:value-type="float">
            <text:p>22149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22152" calcext:value-type="float">
            <text:p>22152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float" office:value="22153" calcext:value-type="float">
            <text:p>22153</text:p>
          </table:table-cell>
          <table:table-cell office:value-type="float" office:value="33.98" calcext:value-type="float">
            <text:p>33.98</text:p>
          </table:table-cell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22155" calcext:value-type="float">
            <text:p>22155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22156" calcext:value-type="float">
            <text:p>22156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22157" calcext:value-type="float">
            <text:p>22157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float" office:value="22158" calcext:value-type="float">
            <text:p>22158</text:p>
          </table:table-cell>
          <table:table-cell office:value-type="float" office:value="35.36" calcext:value-type="float">
            <text:p>35.36</text:p>
          </table:table-cell>
        </table:table-row>
        <table:table-row table:style-name="ro1">
          <table:table-cell office:value-type="float" office:value="22159" calcext:value-type="float">
            <text:p>22159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22160" calcext:value-type="float">
            <text:p>22160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22162" calcext:value-type="float">
            <text:p>22162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22163" calcext:value-type="float">
            <text:p>22163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22165" calcext:value-type="float">
            <text:p>22165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22166" calcext:value-type="float">
            <text:p>22166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22167" calcext:value-type="float">
            <text:p>22167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22168" calcext:value-type="float">
            <text:p>22168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float" office:value="22169" calcext:value-type="float">
            <text:p>22169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22170" calcext:value-type="float">
            <text:p>22170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float" office:value="22171" calcext:value-type="float">
            <text:p>22171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float" office:value="22172" calcext:value-type="float">
            <text:p>22172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float" office:value="22173" calcext:value-type="float">
            <text:p>22173</text:p>
          </table:table-cell>
          <table:table-cell office:value-type="float" office:value="39.49" calcext:value-type="float">
            <text:p>39.49</text:p>
          </table:table-cell>
        </table:table-row>
        <table:table-row table:style-name="ro1">
          <table:table-cell office:value-type="float" office:value="22174" calcext:value-type="float">
            <text:p>22174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22175" calcext:value-type="float">
            <text:p>22175</text:p>
          </table:table-cell>
          <table:table-cell office:value-type="float" office:value="40.41" calcext:value-type="float">
            <text:p>40.41</text:p>
          </table:table-cell>
        </table:table-row>
        <table:table-row table:style-name="ro1">
          <table:table-cell office:value-type="float" office:value="22176" calcext:value-type="float">
            <text:p>22176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22177" calcext:value-type="float">
            <text:p>22177</text:p>
          </table:table-cell>
          <table:table-cell office:value-type="float" office:value="40.41" calcext:value-type="float">
            <text:p>40.41</text:p>
          </table:table-cell>
        </table:table-row>
        <table:table-row table:style-name="ro1">
          <table:table-cell office:value-type="float" office:value="22179" calcext:value-type="float">
            <text:p>22179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22180" calcext:value-type="float">
            <text:p>22180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22181" calcext:value-type="float">
            <text:p>22181</text:p>
          </table:table-cell>
          <table:table-cell office:value-type="float" office:value="42.24" calcext:value-type="float">
            <text:p>42.24</text:p>
          </table:table-cell>
        </table:table-row>
        <table:table-row table:style-name="ro1">
          <table:table-cell office:value-type="float" office:value="22182" calcext:value-type="float">
            <text:p>22182</text:p>
          </table:table-cell>
          <table:table-cell office:value-type="float" office:value="42.24" calcext:value-type="float">
            <text:p>42.24</text:p>
          </table:table-cell>
        </table:table-row>
        <table:table-row table:style-name="ro1">
          <table:table-cell office:value-type="float" office:value="22183" calcext:value-type="float">
            <text:p>22183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22184" calcext:value-type="float">
            <text:p>22184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22185" calcext:value-type="float">
            <text:p>22185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22187" calcext:value-type="float">
            <text:p>22187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22188" calcext:value-type="float">
            <text:p>22188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22189" calcext:value-type="float">
            <text:p>22189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22190" calcext:value-type="float">
            <text:p>22190</text:p>
          </table:table-cell>
          <table:table-cell office:value-type="float" office:value="44.54" calcext:value-type="float">
            <text:p>44.54</text:p>
          </table:table-cell>
        </table:table-row>
        <table:table-row table:style-name="ro1">
          <table:table-cell office:value-type="float" office:value="22191" calcext:value-type="float">
            <text:p>221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93" calcext:value-type="float">
            <text:p>22193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1">
          <table:table-cell office:value-type="float" office:value="22194" calcext:value-type="float">
            <text:p>22194</text:p>
          </table:table-cell>
          <table:table-cell office:value-type="float" office:value="45.92" calcext:value-type="float">
            <text:p>45.92</text:p>
          </table:table-cell>
        </table:table-row>
        <table:table-row table:style-name="ro1">
          <table:table-cell office:value-type="float" office:value="22195" calcext:value-type="float">
            <text:p>22195</text:p>
          </table:table-cell>
          <table:table-cell office:value-type="float" office:value="45.46" calcext:value-type="float">
            <text:p>45.46</text:p>
          </table:table-cell>
        </table:table-row>
        <table:table-row table:style-name="ro1">
          <table:table-cell office:value-type="float" office:value="22196" calcext:value-type="float">
            <text:p>22196</text:p>
          </table:table-cell>
          <table:table-cell office:value-type="float" office:value="46.38" calcext:value-type="float">
            <text:p>46.38</text:p>
          </table:table-cell>
        </table:table-row>
        <table:table-row table:style-name="ro1">
          <table:table-cell office:value-type="float" office:value="22197" calcext:value-type="float">
            <text:p>22197</text:p>
          </table:table-cell>
          <table:table-cell office:value-type="float" office:value="46.84" calcext:value-type="float">
            <text:p>46.84</text:p>
          </table:table-cell>
        </table:table-row>
        <table:table-row table:style-name="ro1">
          <table:table-cell office:value-type="float" office:value="22198" calcext:value-type="float">
            <text:p>22198</text:p>
          </table:table-cell>
          <table:table-cell office:value-type="float" office:value="46.84" calcext:value-type="float">
            <text:p>46.84</text:p>
          </table:table-cell>
        </table:table-row>
        <table:table-row table:style-name="ro1">
          <table:table-cell office:value-type="float" office:value="22199" calcext:value-type="float">
            <text:p>22199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22200" calcext:value-type="float">
            <text:p>22200</text:p>
          </table:table-cell>
          <table:table-cell office:value-type="float" office:value="50.05" calcext:value-type="float">
            <text:p>50.05</text:p>
          </table:table-cell>
        </table:table-row>
        <table:table-row table:style-name="ro1">
          <table:table-cell office:value-type="float" office:value="22201" calcext:value-type="float">
            <text:p>22201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22202" calcext:value-type="float">
            <text:p>22202</text:p>
          </table:table-cell>
          <table:table-cell office:value-type="float" office:value="48.21" calcext:value-type="float">
            <text:p>48.21</text:p>
          </table:table-cell>
        </table:table-row>
        <table:table-row table:style-name="ro1">
          <table:table-cell office:value-type="float" office:value="22203" calcext:value-type="float">
            <text:p>22203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22204" calcext:value-type="float">
            <text:p>22204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22205" calcext:value-type="float">
            <text:p>22205</text:p>
          </table:table-cell>
          <table:table-cell office:value-type="float" office:value="50.97" calcext:value-type="float">
            <text:p>50.97</text:p>
          </table:table-cell>
        </table:table-row>
        <table:table-row table:style-name="ro1">
          <table:table-cell office:value-type="float" office:value="22207" calcext:value-type="float">
            <text:p>22207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float" office:value="22208" calcext:value-type="float">
            <text:p>22208</text:p>
          </table:table-cell>
          <table:table-cell office:value-type="float" office:value="50.97" calcext:value-type="float">
            <text:p>50.97</text:p>
          </table:table-cell>
        </table:table-row>
        <table:table-row table:style-name="ro1">
          <table:table-cell office:value-type="float" office:value="22209" calcext:value-type="float">
            <text:p>22209</text:p>
          </table:table-cell>
          <table:table-cell office:value-type="float" office:value="50.97" calcext:value-type="float">
            <text:p>50.97</text:p>
          </table:table-cell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float" office:value="22213" calcext:value-type="float">
            <text:p>22213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>
          <table:table-cell office:value-type="float" office:value="22214" calcext:value-type="float">
            <text:p>22214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float" office:value="22215" calcext:value-type="float">
            <text:p>22215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22216" calcext:value-type="float">
            <text:p>22216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22217" calcext:value-type="float">
            <text:p>22217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22218" calcext:value-type="float">
            <text:p>22218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22219" calcext:value-type="float">
            <text:p>22219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22223" calcext:value-type="float">
            <text:p>22223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22224" calcext:value-type="float">
            <text:p>22224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22225" calcext:value-type="float">
            <text:p>22225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22226" calcext:value-type="float">
            <text:p>22226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float" office:value="22227" calcext:value-type="float">
            <text:p>22227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22228" calcext:value-type="float">
            <text:p>22228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22236" calcext:value-type="float">
            <text:p>22236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22237" calcext:value-type="float">
            <text:p>22237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22238" calcext:value-type="float">
            <text:p>22238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22239" calcext:value-type="float">
            <text:p>22239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float" office:value="61.53" calcext:value-type="float">
            <text:p>61.53</text:p>
          </table:table-cell>
        </table:table-row>
        <table:table-row table:style-name="ro1">
          <table:table-cell office:value-type="float" office:value="22241" calcext:value-type="float">
            <text:p>22241</text:p>
          </table:table-cell>
          <table:table-cell office:value-type="float" office:value="60.15" calcext:value-type="float">
            <text:p>60.15</text:p>
          </table:table-cell>
        </table:table-row>
        <table:table-row table:style-name="ro1">
          <table:table-cell office:value-type="float" office:value="22242" calcext:value-type="float">
            <text:p>22242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22244" calcext:value-type="float">
            <text:p>22244</text:p>
          </table:table-cell>
          <table:table-cell office:value-type="float" office:value="62.45" calcext:value-type="float">
            <text:p>62.45</text:p>
          </table:table-cell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1">
          <table:table-cell office:value-type="float" office:value="22246" calcext:value-type="float">
            <text:p>22246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22247" calcext:value-type="float">
            <text:p>22247</text:p>
          </table:table-cell>
          <table:table-cell office:value-type="float" office:value="63.37" calcext:value-type="float">
            <text:p>63.37</text:p>
          </table:table-cell>
        </table:table-row>
        <table:table-row table:style-name="ro1">
          <table:table-cell office:value-type="float" office:value="22249" calcext:value-type="float">
            <text:p>22249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float" office:value="22250" calcext:value-type="float">
            <text:p>22250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22251" calcext:value-type="float">
            <text:p>22251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22252" calcext:value-type="float">
            <text:p>22252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22253" calcext:value-type="float">
            <text:p>22253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22255" calcext:value-type="float">
            <text:p>22255</text:p>
          </table:table-cell>
          <table:table-cell office:value-type="float" office:value="66.58" calcext:value-type="float">
            <text:p>66.58</text:p>
          </table:table-cell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float" office:value="66.58" calcext:value-type="float">
            <text:p>66.58</text:p>
          </table:table-cell>
        </table:table-row>
        <table:table-row table:style-name="ro1">
          <table:table-cell office:value-type="float" office:value="22257" calcext:value-type="float">
            <text:p>22257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float" office:value="22258" calcext:value-type="float">
            <text:p>22258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22259" calcext:value-type="float">
            <text:p>22259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22260" calcext:value-type="float">
            <text:p>22260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22263" calcext:value-type="float">
            <text:p>22263</text:p>
          </table:table-cell>
          <table:table-cell office:value-type="float" office:value="68.42" calcext:value-type="float">
            <text:p>68.42</text:p>
          </table:table-cell>
        </table:table-row>
        <table:table-row table:style-name="ro1">
          <table:table-cell office:value-type="float" office:value="22264" calcext:value-type="float">
            <text:p>22264</text:p>
          </table:table-cell>
          <table:table-cell office:value-type="float" office:value="68.88" calcext:value-type="float">
            <text:p>68.88</text:p>
          </table:table-cell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22267" calcext:value-type="float">
            <text:p>22267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22268" calcext:value-type="float">
            <text:p>22268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22269" calcext:value-type="float">
            <text:p>22269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22270" calcext:value-type="float">
            <text:p>22270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71.63" calcext:value-type="float">
            <text:p>71.63</text:p>
          </table:table-cell>
        </table:table-row>
        <table:table-row table:style-name="ro1">
          <table:table-cell office:value-type="float" office:value="22273" calcext:value-type="float">
            <text:p>22273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22274" calcext:value-type="float">
            <text:p>22274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22275" calcext:value-type="float">
            <text:p>22275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22277" calcext:value-type="float">
            <text:p>22277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22278" calcext:value-type="float">
            <text:p>22278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2279" calcext:value-type="float">
            <text:p>22279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22280" calcext:value-type="float">
            <text:p>22280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22282" calcext:value-type="float">
            <text:p>22282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22283" calcext:value-type="float">
            <text:p>22283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22284" calcext:value-type="float">
            <text:p>22284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22285" calcext:value-type="float">
            <text:p>22285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22286" calcext:value-type="float">
            <text:p>22286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22287" calcext:value-type="float">
            <text:p>22287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2288" calcext:value-type="float">
            <text:p>22288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22289" calcext:value-type="float">
            <text:p>22289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2291" calcext:value-type="float">
            <text:p>22291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22292" calcext:value-type="float">
            <text:p>22292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2293" calcext:value-type="float">
            <text:p>22293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22294" calcext:value-type="float">
            <text:p>22294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22295" calcext:value-type="float">
            <text:p>22295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float" office:value="22296" calcext:value-type="float">
            <text:p>22296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float" office:value="22297" calcext:value-type="float">
            <text:p>22297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22298" calcext:value-type="float">
            <text:p>22298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22299" calcext:value-type="float">
            <text:p>22299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22301" calcext:value-type="float">
            <text:p>22301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22302" calcext:value-type="float">
            <text:p>22302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22304" calcext:value-type="float">
            <text:p>22304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22305" calcext:value-type="float">
            <text:p>22305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1">
          <table:table-cell office:value-type="float" office:value="22306" calcext:value-type="float">
            <text:p>22306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1">
          <table:table-cell office:value-type="float" office:value="22307" calcext:value-type="float">
            <text:p>22307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22308" calcext:value-type="float">
            <text:p>22308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22309" calcext:value-type="float">
            <text:p>22309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78.52" calcext:value-type="float">
            <text:p>78.52</text:p>
          </table:table-cell>
        </table:table-row>
        <table:table-row table:style-name="ro1">
          <table:table-cell office:value-type="float" office:value="22311" calcext:value-type="float">
            <text:p>22311</text:p>
          </table:table-cell>
          <table:table-cell office:value-type="float" office:value="78.52" calcext:value-type="float">
            <text:p>78.52</text:p>
          </table:table-cell>
        </table:table-row>
        <table:table-row table:style-name="ro1">
          <table:table-cell office:value-type="float" office:value="22312" calcext:value-type="float">
            <text:p>22312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22313" calcext:value-type="float">
            <text:p>22313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22315" calcext:value-type="float">
            <text:p>22315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22316" calcext:value-type="float">
            <text:p>22316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22317" calcext:value-type="float">
            <text:p>22317</text:p>
          </table:table-cell>
          <table:table-cell office:value-type="float" office:value="80.36" calcext:value-type="float">
            <text:p>80.36</text:p>
          </table:table-cell>
        </table:table-row>
        <table:table-row table:style-name="ro1">
          <table:table-cell office:value-type="float" office:value="22319" calcext:value-type="float">
            <text:p>22319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22321" calcext:value-type="float">
            <text:p>22321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float" office:value="81.73" calcext:value-type="float">
            <text:p>81.73</text:p>
          </table:table-cell>
        </table:table-row>
        <table:table-row table:style-name="ro1">
          <table:table-cell office:value-type="float" office:value="22323" calcext:value-type="float">
            <text:p>22323</text:p>
          </table:table-cell>
          <table:table-cell office:value-type="float" office:value="81.73" calcext:value-type="float">
            <text:p>81.73</text:p>
          </table:table-cell>
        </table:table-row>
        <table:table-row table:style-name="ro1">
          <table:table-cell office:value-type="float" office:value="22324" calcext:value-type="float">
            <text:p>22324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float" office:value="22325" calcext:value-type="float">
            <text:p>22325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22326" calcext:value-type="float">
            <text:p>22326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float" office:value="22327" calcext:value-type="float">
            <text:p>22327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22328" calcext:value-type="float">
            <text:p>22328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22329" calcext:value-type="float">
            <text:p>22329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22330" calcext:value-type="float">
            <text:p>22330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22333" calcext:value-type="float">
            <text:p>22333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22334" calcext:value-type="float">
            <text:p>22334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22335" calcext:value-type="float">
            <text:p>22335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float" office:value="84.49" calcext:value-type="float">
            <text:p>84.49</text:p>
          </table:table-cell>
        </table:table-row>
        <table:table-row table:style-name="ro1">
          <table:table-cell office:value-type="float" office:value="22337" calcext:value-type="float">
            <text:p>22337</text:p>
          </table:table-cell>
          <table:table-cell office:value-type="float" office:value="85.41" calcext:value-type="float">
            <text:p>85.41</text:p>
          </table:table-cell>
        </table:table-row>
        <table:table-row table:style-name="ro1">
          <table:table-cell office:value-type="float" office:value="22338" calcext:value-type="float">
            <text:p>22338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float" office:value="22339" calcext:value-type="float">
            <text:p>22339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22340" calcext:value-type="float">
            <text:p>22340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22342" calcext:value-type="float">
            <text:p>22342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344" calcext:value-type="float">
            <text:p>22344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22347" calcext:value-type="float">
            <text:p>2234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348" calcext:value-type="float">
            <text:p>22348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349" calcext:value-type="float">
            <text:p>22349</text:p>
          </table:table-cell>
          <table:table-cell office:value-type="float" office:value="108.83" calcext:value-type="float">
            <text:p>108.83</text:p>
          </table:table-cell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float" office:value="105.15" calcext:value-type="float">
            <text:p>105.15</text:p>
          </table:table-cell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float" office:value="100.56" calcext:value-type="float">
            <text:p>100.56</text:p>
          </table:table-cell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354" calcext:value-type="float">
            <text:p>223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355" calcext:value-type="float">
            <text:p>2235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358" calcext:value-type="float">
            <text:p>2235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359" calcext:value-type="float">
            <text:p>22359</text:p>
          </table:table-cell>
          <table:table-cell office:value-type="float" office:value="101.48" calcext:value-type="float">
            <text:p>101.48</text:p>
          </table:table-cell>
        </table:table-row>
        <table:table-row table:style-name="ro1">
          <table:table-cell office:value-type="float" office:value="22360" calcext:value-type="float">
            <text:p>2236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float" office:value="104.69" calcext:value-type="float">
            <text:p>104.69</text:p>
          </table:table-cell>
        </table:table-row>
        <table:table-row table:style-name="ro1">
          <table:table-cell office:value-type="float" office:value="22362" calcext:value-type="float">
            <text:p>22362</text:p>
          </table:table-cell>
          <table:table-cell office:value-type="float" office:value="105.15" calcext:value-type="float">
            <text:p>105.15</text:p>
          </table:table-cell>
        </table:table-row>
        <table:table-row table:style-name="ro1">
          <table:table-cell office:value-type="float" office:value="22363" calcext:value-type="float">
            <text:p>2236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364" calcext:value-type="float">
            <text:p>22364</text:p>
          </table:table-cell>
          <table:table-cell office:value-type="float" office:value="102.86" calcext:value-type="float">
            <text:p>102.86</text:p>
          </table:table-cell>
        </table:table-row>
        <table:table-row table:style-name="ro1">
          <table:table-cell office:value-type="float" office:value="22365" calcext:value-type="float">
            <text:p>2236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22367" calcext:value-type="float">
            <text:p>22367</text:p>
          </table:table-cell>
          <table:table-cell office:value-type="float" office:value="104.23" calcext:value-type="float">
            <text:p>104.23</text:p>
          </table:table-cell>
        </table:table-row>
        <table:table-row table:style-name="ro1">
          <table:table-cell office:value-type="float" office:value="22368" calcext:value-type="float">
            <text:p>22368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369" calcext:value-type="float">
            <text:p>22369</text:p>
          </table:table-cell>
          <table:table-cell office:value-type="float" office:value="103.78" calcext:value-type="float">
            <text:p>103.78</text:p>
          </table:table-cell>
        </table:table-row>
        <table:table-row table:style-name="ro1">
          <table:table-cell office:value-type="float" office:value="22370" calcext:value-type="float">
            <text:p>22370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22371" calcext:value-type="float">
            <text:p>22371</text:p>
          </table:table-cell>
          <table:table-cell office:value-type="float" office:value="99.64" calcext:value-type="float">
            <text:p>99.64</text:p>
          </table:table-cell>
        </table:table-row>
        <table:table-row table:style-name="ro1">
          <table:table-cell office:value-type="float" office:value="22372" calcext:value-type="float">
            <text:p>2237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373" calcext:value-type="float">
            <text:p>2237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375" calcext:value-type="float">
            <text:p>22375</text:p>
          </table:table-cell>
          <table:table-cell office:value-type="float" office:value="95.51" calcext:value-type="float">
            <text:p>95.51</text:p>
          </table:table-cell>
        </table:table-row>
        <table:table-row table:style-name="ro1">
          <table:table-cell office:value-type="float" office:value="22376" calcext:value-type="float">
            <text:p>2237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78" calcext:value-type="float">
            <text:p>223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379" calcext:value-type="float">
            <text:p>2237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80" calcext:value-type="float">
            <text:p>22380</text:p>
          </table:table-cell>
          <table:table-cell office:value-type="float" office:value="95.05" calcext:value-type="float">
            <text:p>95.05</text:p>
          </table:table-cell>
        </table:table-row>
        <table:table-row table:style-name="ro1">
          <table:table-cell office:value-type="float" office:value="22381" calcext:value-type="float">
            <text:p>22381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82" calcext:value-type="float">
            <text:p>22382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83" calcext:value-type="float">
            <text:p>2238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84" calcext:value-type="float">
            <text:p>22384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 office:value-type="float" office:value="22385" calcext:value-type="float">
            <text:p>22385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office:value-type="float" office:value="22386" calcext:value-type="float">
            <text:p>2238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87" calcext:value-type="float">
            <text:p>2238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388" calcext:value-type="float">
            <text:p>22388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389" calcext:value-type="float">
            <text:p>22389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391" calcext:value-type="float">
            <text:p>22391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92" calcext:value-type="float">
            <text:p>22392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93" calcext:value-type="float">
            <text:p>2239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394" calcext:value-type="float">
            <text:p>22394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395" calcext:value-type="float">
            <text:p>22395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396" calcext:value-type="float">
            <text:p>2239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397" calcext:value-type="float">
            <text:p>223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398" calcext:value-type="float">
            <text:p>223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01" calcext:value-type="float">
            <text:p>2240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03" calcext:value-type="float">
            <text:p>224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04" calcext:value-type="float">
            <text:p>2240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06" calcext:value-type="float">
            <text:p>2240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07" calcext:value-type="float">
            <text:p>2240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08" calcext:value-type="float">
            <text:p>224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09" calcext:value-type="float">
            <text:p>22409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10" calcext:value-type="float">
            <text:p>2241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12" calcext:value-type="float">
            <text:p>2241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13" calcext:value-type="float">
            <text:p>22413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15" calcext:value-type="float">
            <text:p>2241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16" calcext:value-type="float">
            <text:p>2241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17" calcext:value-type="float">
            <text:p>224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18" calcext:value-type="float">
            <text:p>2241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20" calcext:value-type="float">
            <text:p>2242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22" calcext:value-type="float">
            <text:p>22422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26" calcext:value-type="float">
            <text:p>22426</text:p>
          </table:table-cell>
          <table:table-cell office:value-type="float" office:value="95.51" calcext:value-type="float">
            <text:p>95.51</text:p>
          </table:table-cell>
        </table:table-row>
        <table:table-row table:style-name="ro1">
          <table:table-cell office:value-type="float" office:value="22427" calcext:value-type="float">
            <text:p>2242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28" calcext:value-type="float">
            <text:p>224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29" calcext:value-type="float">
            <text:p>224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30" calcext:value-type="float">
            <text:p>22430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431" calcext:value-type="float">
            <text:p>2243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22437" calcext:value-type="float">
            <text:p>224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38" calcext:value-type="float">
            <text:p>2243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39" calcext:value-type="float">
            <text:p>2243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41" calcext:value-type="float">
            <text:p>2244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43" calcext:value-type="float">
            <text:p>2244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48" calcext:value-type="float">
            <text:p>2244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49" calcext:value-type="float">
            <text:p>2244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450" calcext:value-type="float">
            <text:p>2245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52" calcext:value-type="float">
            <text:p>2245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53" calcext:value-type="float">
            <text:p>2245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55" calcext:value-type="float">
            <text:p>2245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56" calcext:value-type="float">
            <text:p>2245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57" calcext:value-type="float">
            <text:p>2245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58" calcext:value-type="float">
            <text:p>224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59" calcext:value-type="float">
            <text:p>2245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60" calcext:value-type="float">
            <text:p>2246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63" calcext:value-type="float">
            <text:p>2246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67" calcext:value-type="float">
            <text:p>2246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68" calcext:value-type="float">
            <text:p>2246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69" calcext:value-type="float">
            <text:p>2246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71" calcext:value-type="float">
            <text:p>2247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73" calcext:value-type="float">
            <text:p>22473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475" calcext:value-type="float">
            <text:p>2247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476" calcext:value-type="float">
            <text:p>2247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77" calcext:value-type="float">
            <text:p>2247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478" calcext:value-type="float">
            <text:p>2247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79" calcext:value-type="float">
            <text:p>2247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80" calcext:value-type="float">
            <text:p>2248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481" calcext:value-type="float">
            <text:p>2248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83" calcext:value-type="float">
            <text:p>2248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86" calcext:value-type="float">
            <text:p>2248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87" calcext:value-type="float">
            <text:p>224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488" calcext:value-type="float">
            <text:p>2248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90" calcext:value-type="float">
            <text:p>2249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91" calcext:value-type="float">
            <text:p>2249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92" calcext:value-type="float">
            <text:p>2249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93" calcext:value-type="float">
            <text:p>2249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94" calcext:value-type="float">
            <text:p>2249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95" calcext:value-type="float">
            <text:p>2249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96" calcext:value-type="float">
            <text:p>2249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497" calcext:value-type="float">
            <text:p>224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98" calcext:value-type="float">
            <text:p>2249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01" calcext:value-type="float">
            <text:p>2250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02" calcext:value-type="float">
            <text:p>2250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04" calcext:value-type="float">
            <text:p>22504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22505" calcext:value-type="float">
            <text:p>2250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06" calcext:value-type="float">
            <text:p>2250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07" calcext:value-type="float">
            <text:p>2250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508" calcext:value-type="float">
            <text:p>22508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509" calcext:value-type="float">
            <text:p>2250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10" calcext:value-type="float">
            <text:p>2251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11" calcext:value-type="float">
            <text:p>2251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513" calcext:value-type="float">
            <text:p>225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14" calcext:value-type="float">
            <text:p>2251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15" calcext:value-type="float">
            <text:p>2251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17" calcext:value-type="float">
            <text:p>22517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518" calcext:value-type="float">
            <text:p>2251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19" calcext:value-type="float">
            <text:p>2251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20" calcext:value-type="float">
            <text:p>2252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23" calcext:value-type="float">
            <text:p>2252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25" calcext:value-type="float">
            <text:p>2252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29" calcext:value-type="float">
            <text:p>2252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32" calcext:value-type="float">
            <text:p>2253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35" calcext:value-type="float">
            <text:p>2253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37" calcext:value-type="float">
            <text:p>225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38" calcext:value-type="float">
            <text:p>2253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39" calcext:value-type="float">
            <text:p>2253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540" calcext:value-type="float">
            <text:p>2254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41" calcext:value-type="float">
            <text:p>225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542" calcext:value-type="float">
            <text:p>2254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43" calcext:value-type="float">
            <text:p>2254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45" calcext:value-type="float">
            <text:p>225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47" calcext:value-type="float">
            <text:p>2254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548" calcext:value-type="float">
            <text:p>2254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49" calcext:value-type="float">
            <text:p>2254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50" calcext:value-type="float">
            <text:p>225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52" calcext:value-type="float">
            <text:p>2255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54" calcext:value-type="float">
            <text:p>225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55" calcext:value-type="float">
            <text:p>2255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56" calcext:value-type="float">
            <text:p>2255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57" calcext:value-type="float">
            <text:p>2255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59" calcext:value-type="float">
            <text:p>2255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60" calcext:value-type="float">
            <text:p>2256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565" calcext:value-type="float">
            <text:p>2256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66" calcext:value-type="float">
            <text:p>2256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67" calcext:value-type="float">
            <text:p>2256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68" calcext:value-type="float">
            <text:p>22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569" calcext:value-type="float">
            <text:p>2256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571" calcext:value-type="float">
            <text:p>225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72" calcext:value-type="float">
            <text:p>2257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74" calcext:value-type="float">
            <text:p>2257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575" calcext:value-type="float">
            <text:p>2257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76" calcext:value-type="float">
            <text:p>2257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77" calcext:value-type="float">
            <text:p>2257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78" calcext:value-type="float">
            <text:p>22578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office:value-type="float" office:value="22579" calcext:value-type="float">
            <text:p>2257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80" calcext:value-type="float">
            <text:p>2258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81" calcext:value-type="float">
            <text:p>2258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82" calcext:value-type="float">
            <text:p>2258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83" calcext:value-type="float">
            <text:p>2258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84" calcext:value-type="float">
            <text:p>225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85" calcext:value-type="float">
            <text:p>2258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87" calcext:value-type="float">
            <text:p>22587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22588" calcext:value-type="float">
            <text:p>225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89" calcext:value-type="float">
            <text:p>2258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590" calcext:value-type="float">
            <text:p>2259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591" calcext:value-type="float">
            <text:p>2259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92" calcext:value-type="float">
            <text:p>22592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593" calcext:value-type="float">
            <text:p>225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594" calcext:value-type="float">
            <text:p>2259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95" calcext:value-type="float">
            <text:p>2259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96" calcext:value-type="float">
            <text:p>225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597" calcext:value-type="float">
            <text:p>225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98" calcext:value-type="float">
            <text:p>2259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599" calcext:value-type="float">
            <text:p>2259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01" calcext:value-type="float">
            <text:p>2260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03" calcext:value-type="float">
            <text:p>2260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05" calcext:value-type="float">
            <text:p>2260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06" calcext:value-type="float">
            <text:p>2260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07" calcext:value-type="float">
            <text:p>2260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08" calcext:value-type="float">
            <text:p>2260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609" calcext:value-type="float">
            <text:p>226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611" calcext:value-type="float">
            <text:p>2261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14" calcext:value-type="float">
            <text:p>2261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18" calcext:value-type="float">
            <text:p>2261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19" calcext:value-type="float">
            <text:p>2261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20" calcext:value-type="float">
            <text:p>2262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621" calcext:value-type="float">
            <text:p>2262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24" calcext:value-type="float">
            <text:p>226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625" calcext:value-type="float">
            <text:p>2262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27" calcext:value-type="float">
            <text:p>2262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29" calcext:value-type="float">
            <text:p>22629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630" calcext:value-type="float">
            <text:p>2263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31" calcext:value-type="float">
            <text:p>2263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32" calcext:value-type="float">
            <text:p>2263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36" calcext:value-type="float">
            <text:p>22636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637" calcext:value-type="float">
            <text:p>2263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38" calcext:value-type="float">
            <text:p>2263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39" calcext:value-type="float">
            <text:p>2263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640" calcext:value-type="float">
            <text:p>2264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41" calcext:value-type="float">
            <text:p>22641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22643" calcext:value-type="float">
            <text:p>22643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22644" calcext:value-type="float">
            <text:p>2264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46" calcext:value-type="float">
            <text:p>22646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office:value-type="float" office:value="22647" calcext:value-type="float">
            <text:p>2264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48" calcext:value-type="float">
            <text:p>2264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49" calcext:value-type="float">
            <text:p>2264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50" calcext:value-type="float">
            <text:p>226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51" calcext:value-type="float">
            <text:p>2265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652" calcext:value-type="float">
            <text:p>2265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53" calcext:value-type="float">
            <text:p>2265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56" calcext:value-type="float">
            <text:p>226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658" calcext:value-type="float">
            <text:p>2265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59" calcext:value-type="float">
            <text:p>226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60" calcext:value-type="float">
            <text:p>2266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63" calcext:value-type="float">
            <text:p>226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65" calcext:value-type="float">
            <text:p>2266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666" calcext:value-type="float">
            <text:p>22666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667" calcext:value-type="float">
            <text:p>2266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68" calcext:value-type="float">
            <text:p>2266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69" calcext:value-type="float">
            <text:p>226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71" calcext:value-type="float">
            <text:p>2267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72" calcext:value-type="float">
            <text:p>2267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73" calcext:value-type="float">
            <text:p>2267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74" calcext:value-type="float">
            <text:p>2267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75" calcext:value-type="float">
            <text:p>2267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76" calcext:value-type="float">
            <text:p>2267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77" calcext:value-type="float">
            <text:p>2267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78" calcext:value-type="float">
            <text:p>2267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79" calcext:value-type="float">
            <text:p>2267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80" calcext:value-type="float">
            <text:p>2268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81" calcext:value-type="float">
            <text:p>2268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82" calcext:value-type="float">
            <text:p>2268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83" calcext:value-type="float">
            <text:p>2268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685" calcext:value-type="float">
            <text:p>2268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86" calcext:value-type="float">
            <text:p>2268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687" calcext:value-type="float">
            <text:p>2268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88" calcext:value-type="float">
            <text:p>2268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689" calcext:value-type="float">
            <text:p>226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90" calcext:value-type="float">
            <text:p>2269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91" calcext:value-type="float">
            <text:p>2269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92" calcext:value-type="float">
            <text:p>226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93" calcext:value-type="float">
            <text:p>226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94" calcext:value-type="float">
            <text:p>2269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695" calcext:value-type="float">
            <text:p>226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696" calcext:value-type="float">
            <text:p>2269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697" calcext:value-type="float">
            <text:p>226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00" calcext:value-type="float">
            <text:p>2270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701" calcext:value-type="float">
            <text:p>2270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02" calcext:value-type="float">
            <text:p>22702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703" calcext:value-type="float">
            <text:p>2270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04" calcext:value-type="float">
            <text:p>2270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705" calcext:value-type="float">
            <text:p>2270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06" calcext:value-type="float">
            <text:p>2270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07" calcext:value-type="float">
            <text:p>2270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08" calcext:value-type="float">
            <text:p>2270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09" calcext:value-type="float">
            <text:p>2270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22711" calcext:value-type="float">
            <text:p>2271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13" calcext:value-type="float">
            <text:p>227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14" calcext:value-type="float">
            <text:p>2271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16" calcext:value-type="float">
            <text:p>2271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17" calcext:value-type="float">
            <text:p>2271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19" calcext:value-type="float">
            <text:p>2271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20" calcext:value-type="float">
            <text:p>2272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21" calcext:value-type="float">
            <text:p>227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22" calcext:value-type="float">
            <text:p>2272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23" calcext:value-type="float">
            <text:p>2272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24" calcext:value-type="float">
            <text:p>2272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28" calcext:value-type="float">
            <text:p>227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31" calcext:value-type="float">
            <text:p>227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33" calcext:value-type="float">
            <text:p>2273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34" calcext:value-type="float">
            <text:p>2273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38" calcext:value-type="float">
            <text:p>22738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47" calcext:value-type="float">
            <text:p>22747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52" calcext:value-type="float">
            <text:p>2275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753" calcext:value-type="float">
            <text:p>2275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55" calcext:value-type="float">
            <text:p>2275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56" calcext:value-type="float">
            <text:p>2275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57" calcext:value-type="float">
            <text:p>22757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22758" calcext:value-type="float">
            <text:p>2275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22759" calcext:value-type="float">
            <text:p>2275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60" calcext:value-type="float">
            <text:p>2276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61" calcext:value-type="float">
            <text:p>2276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62" calcext:value-type="float">
            <text:p>2276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64" calcext:value-type="float">
            <text:p>2276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65" calcext:value-type="float">
            <text:p>2276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66" calcext:value-type="float">
            <text:p>2276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67" calcext:value-type="float">
            <text:p>2276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69" calcext:value-type="float">
            <text:p>227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771" calcext:value-type="float">
            <text:p>2277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72" calcext:value-type="float">
            <text:p>2277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73" calcext:value-type="float">
            <text:p>2277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74" calcext:value-type="float">
            <text:p>2277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775" calcext:value-type="float">
            <text:p>22775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776" calcext:value-type="float">
            <text:p>2277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77" calcext:value-type="float">
            <text:p>2277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78" calcext:value-type="float">
            <text:p>227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79" calcext:value-type="float">
            <text:p>2277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80" calcext:value-type="float">
            <text:p>2278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82" calcext:value-type="float">
            <text:p>2278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85" calcext:value-type="float">
            <text:p>22785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786" calcext:value-type="float">
            <text:p>2278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87" calcext:value-type="float">
            <text:p>227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88" calcext:value-type="float">
            <text:p>2278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89" calcext:value-type="float">
            <text:p>227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790" calcext:value-type="float">
            <text:p>2279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91" calcext:value-type="float">
            <text:p>227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92" calcext:value-type="float">
            <text:p>2279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93" calcext:value-type="float">
            <text:p>2279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94" calcext:value-type="float">
            <text:p>2279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95" calcext:value-type="float">
            <text:p>227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797" calcext:value-type="float">
            <text:p>227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798" calcext:value-type="float">
            <text:p>2279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799" calcext:value-type="float">
            <text:p>2279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801" calcext:value-type="float">
            <text:p>2280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02" calcext:value-type="float">
            <text:p>2280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03" calcext:value-type="float">
            <text:p>2280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04" calcext:value-type="float">
            <text:p>2280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05" calcext:value-type="float">
            <text:p>2280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06" calcext:value-type="float">
            <text:p>2280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07" calcext:value-type="float">
            <text:p>2280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08" calcext:value-type="float">
            <text:p>2280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09" calcext:value-type="float">
            <text:p>2280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11" calcext:value-type="float">
            <text:p>22811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22812" calcext:value-type="float">
            <text:p>22812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813" calcext:value-type="float">
            <text:p>2281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14" calcext:value-type="float">
            <text:p>2281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15" calcext:value-type="float">
            <text:p>2281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16" calcext:value-type="float">
            <text:p>2281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817" calcext:value-type="float">
            <text:p>2281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18" calcext:value-type="float">
            <text:p>2281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19" calcext:value-type="float">
            <text:p>2281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20" calcext:value-type="float">
            <text:p>22820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821" calcext:value-type="float">
            <text:p>228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22" calcext:value-type="float">
            <text:p>2282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24" calcext:value-type="float">
            <text:p>2282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25" calcext:value-type="float">
            <text:p>2282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27" calcext:value-type="float">
            <text:p>2282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29" calcext:value-type="float">
            <text:p>228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31" calcext:value-type="float">
            <text:p>228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32" calcext:value-type="float">
            <text:p>2283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33" calcext:value-type="float">
            <text:p>2283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34" calcext:value-type="float">
            <text:p>2283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835" calcext:value-type="float">
            <text:p>22835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836" calcext:value-type="float">
            <text:p>2283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37" calcext:value-type="float">
            <text:p>2283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39" calcext:value-type="float">
            <text:p>2283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841" calcext:value-type="float">
            <text:p>2284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42" calcext:value-type="float">
            <text:p>2284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43" calcext:value-type="float">
            <text:p>2284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44" calcext:value-type="float">
            <text:p>2284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45" calcext:value-type="float">
            <text:p>2284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46" calcext:value-type="float">
            <text:p>2284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47" calcext:value-type="float">
            <text:p>2284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48" calcext:value-type="float">
            <text:p>22848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849" calcext:value-type="float">
            <text:p>2284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50" calcext:value-type="float">
            <text:p>228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51" calcext:value-type="float">
            <text:p>2285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53" calcext:value-type="float">
            <text:p>22853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854" calcext:value-type="float">
            <text:p>2285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855" calcext:value-type="float">
            <text:p>2285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56" calcext:value-type="float">
            <text:p>2285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57" calcext:value-type="float">
            <text:p>22857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858" calcext:value-type="float">
            <text:p>2285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859" calcext:value-type="float">
            <text:p>2285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60" calcext:value-type="float">
            <text:p>2286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61" calcext:value-type="float">
            <text:p>2286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862" calcext:value-type="float">
            <text:p>228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63" calcext:value-type="float">
            <text:p>228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64" calcext:value-type="float">
            <text:p>228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66" calcext:value-type="float">
            <text:p>2286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67" calcext:value-type="float">
            <text:p>2286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68" calcext:value-type="float">
            <text:p>228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70" calcext:value-type="float">
            <text:p>228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71" calcext:value-type="float">
            <text:p>2287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72" calcext:value-type="float">
            <text:p>22872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22873" calcext:value-type="float">
            <text:p>2287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74" calcext:value-type="float">
            <text:p>228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75" calcext:value-type="float">
            <text:p>228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76" calcext:value-type="float">
            <text:p>2287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877" calcext:value-type="float">
            <text:p>2287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878" calcext:value-type="float">
            <text:p>228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79" calcext:value-type="float">
            <text:p>2287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81" calcext:value-type="float">
            <text:p>2288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82" calcext:value-type="float">
            <text:p>2288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83" calcext:value-type="float">
            <text:p>2288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84" calcext:value-type="float">
            <text:p>228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85" calcext:value-type="float">
            <text:p>22885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22886" calcext:value-type="float">
            <text:p>2288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87" calcext:value-type="float">
            <text:p>228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88" calcext:value-type="float">
            <text:p>228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89" calcext:value-type="float">
            <text:p>2288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91" calcext:value-type="float">
            <text:p>2289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92" calcext:value-type="float">
            <text:p>228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93" calcext:value-type="float">
            <text:p>228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95" calcext:value-type="float">
            <text:p>2289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96" calcext:value-type="float">
            <text:p>2289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897" calcext:value-type="float">
            <text:p>228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898" calcext:value-type="float">
            <text:p>2289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899" calcext:value-type="float">
            <text:p>22899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01" calcext:value-type="float">
            <text:p>2290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02" calcext:value-type="float">
            <text:p>2290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03" calcext:value-type="float">
            <text:p>2290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904" calcext:value-type="float">
            <text:p>2290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05" calcext:value-type="float">
            <text:p>2290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06" calcext:value-type="float">
            <text:p>229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08" calcext:value-type="float">
            <text:p>2290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09" calcext:value-type="float">
            <text:p>229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10" calcext:value-type="float">
            <text:p>2291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12" calcext:value-type="float">
            <text:p>2291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13" calcext:value-type="float">
            <text:p>2291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15" calcext:value-type="float">
            <text:p>2291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16" calcext:value-type="float">
            <text:p>2291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17" calcext:value-type="float">
            <text:p>2291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18" calcext:value-type="float">
            <text:p>2291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19" calcext:value-type="float">
            <text:p>2291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20" calcext:value-type="float">
            <text:p>2292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21" calcext:value-type="float">
            <text:p>22921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22923" calcext:value-type="float">
            <text:p>2292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24" calcext:value-type="float">
            <text:p>2292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25" calcext:value-type="float">
            <text:p>2292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26" calcext:value-type="float">
            <text:p>22926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22927" calcext:value-type="float">
            <text:p>2292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928" calcext:value-type="float">
            <text:p>2292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29" calcext:value-type="float">
            <text:p>229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30" calcext:value-type="float">
            <text:p>2293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31" calcext:value-type="float">
            <text:p>22931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932" calcext:value-type="float">
            <text:p>229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33" calcext:value-type="float">
            <text:p>2293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34" calcext:value-type="float">
            <text:p>229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36" calcext:value-type="float">
            <text:p>2293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22937" calcext:value-type="float">
            <text:p>2293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38" calcext:value-type="float">
            <text:p>2293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39" calcext:value-type="float">
            <text:p>2293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40" calcext:value-type="float">
            <text:p>229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941" calcext:value-type="float">
            <text:p>2294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42" calcext:value-type="float">
            <text:p>2294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43" calcext:value-type="float">
            <text:p>2294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44" calcext:value-type="float">
            <text:p>22944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22945" calcext:value-type="float">
            <text:p>2294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46" calcext:value-type="float">
            <text:p>2294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47" calcext:value-type="float">
            <text:p>2294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48" calcext:value-type="float">
            <text:p>2294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50" calcext:value-type="float">
            <text:p>2295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51" calcext:value-type="float">
            <text:p>2295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52" calcext:value-type="float">
            <text:p>2295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53" calcext:value-type="float">
            <text:p>2295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55" calcext:value-type="float">
            <text:p>2295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56" calcext:value-type="float">
            <text:p>2295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57" calcext:value-type="float">
            <text:p>2295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58" calcext:value-type="float">
            <text:p>2295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59" calcext:value-type="float">
            <text:p>2295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60" calcext:value-type="float">
            <text:p>2296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61" calcext:value-type="float">
            <text:p>2296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63" calcext:value-type="float">
            <text:p>22963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22965" calcext:value-type="float">
            <text:p>2296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66" calcext:value-type="float">
            <text:p>2296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67" calcext:value-type="float">
            <text:p>2296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68" calcext:value-type="float">
            <text:p>2296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969" calcext:value-type="float">
            <text:p>2296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71" calcext:value-type="float">
            <text:p>229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72" calcext:value-type="float">
            <text:p>2297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973" calcext:value-type="float">
            <text:p>2297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974" calcext:value-type="float">
            <text:p>229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75" calcext:value-type="float">
            <text:p>2297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76" calcext:value-type="float">
            <text:p>22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978" calcext:value-type="float">
            <text:p>229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79" calcext:value-type="float">
            <text:p>2297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80" calcext:value-type="float">
            <text:p>2298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81" calcext:value-type="float">
            <text:p>2298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982" calcext:value-type="float">
            <text:p>2298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83" calcext:value-type="float">
            <text:p>2298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84" calcext:value-type="float">
            <text:p>2298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85" calcext:value-type="float">
            <text:p>2298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22986" calcext:value-type="float">
            <text:p>229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988" calcext:value-type="float">
            <text:p>2298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989" calcext:value-type="float">
            <text:p>229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90" calcext:value-type="float">
            <text:p>2299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92" calcext:value-type="float">
            <text:p>2299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22993" calcext:value-type="float">
            <text:p>2299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994" calcext:value-type="float">
            <text:p>2299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22995" calcext:value-type="float">
            <text:p>2299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22996" calcext:value-type="float">
            <text:p>2299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22998" calcext:value-type="float">
            <text:p>2299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22999" calcext:value-type="float">
            <text:p>2299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33003" calcext:value-type="float">
            <text:p>3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3" calcext:value-type="float">
            <text:p>33003</text:p>
          </table:table-cell>
          <table:table-cell office:value-type="float" office:value="-1.38" calcext:value-type="float">
            <text:p>-1.38</text:p>
          </table:table-cell>
        </table:table-row>
        <table:table-row table:style-name="ro1">
          <table:table-cell office:value-type="float" office:value="33004" calcext:value-type="float">
            <text:p>3300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3005" calcext:value-type="float">
            <text:p>33005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33006" calcext:value-type="float">
            <text:p>33006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float" office:value="33006" calcext:value-type="float">
            <text:p>33006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33007" calcext:value-type="float">
            <text:p>33007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33008" calcext:value-type="float">
            <text:p>33008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33009" calcext:value-type="float">
            <text:p>33009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33011" calcext:value-type="float">
            <text:p>33011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33012" calcext:value-type="float">
            <text:p>33012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33013" calcext:value-type="float">
            <text:p>33013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33014" calcext:value-type="float">
            <text:p>33014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33015" calcext:value-type="float">
            <text:p>33015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float" office:value="33016" calcext:value-type="float">
            <text:p>33016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33017" calcext:value-type="float">
            <text:p>3301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3018" calcext:value-type="float">
            <text:p>33018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33020" calcext:value-type="float">
            <text:p>33020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33021" calcext:value-type="float">
            <text:p>33021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022" calcext:value-type="float">
            <text:p>33022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24" calcext:value-type="float">
            <text:p>33024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3025" calcext:value-type="float">
            <text:p>33025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26" calcext:value-type="float">
            <text:p>33026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27" calcext:value-type="float">
            <text:p>33027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33028" calcext:value-type="float">
            <text:p>33028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33029" calcext:value-type="float">
            <text:p>33029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33030" calcext:value-type="float">
            <text:p>33030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3031" calcext:value-type="float">
            <text:p>33031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33032" calcext:value-type="float">
            <text:p>33032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33" calcext:value-type="float">
            <text:p>33033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33035" calcext:value-type="float">
            <text:p>33035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33036" calcext:value-type="float">
            <text:p>33036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037" calcext:value-type="float">
            <text:p>33037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33038" calcext:value-type="float">
            <text:p>33038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33039" calcext:value-type="float">
            <text:p>33039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33040" calcext:value-type="float">
            <text:p>33040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33041" calcext:value-type="float">
            <text:p>33041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3042" calcext:value-type="float">
            <text:p>33042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3043" calcext:value-type="float">
            <text:p>33043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33044" calcext:value-type="float">
            <text:p>33044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office:value-type="float" office:value="33045" calcext:value-type="float">
            <text:p>33045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33046" calcext:value-type="float">
            <text:p>33046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047" calcext:value-type="float">
            <text:p>33047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33049" calcext:value-type="float">
            <text:p>33049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33050" calcext:value-type="float">
            <text:p>33050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51" calcext:value-type="float">
            <text:p>33051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3052" calcext:value-type="float">
            <text:p>33052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3053" calcext:value-type="float">
            <text:p>33053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54" calcext:value-type="float">
            <text:p>33054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33055" calcext:value-type="float">
            <text:p>33055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56" calcext:value-type="float">
            <text:p>33056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57" calcext:value-type="float">
            <text:p>33057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58" calcext:value-type="float">
            <text:p>33058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059" calcext:value-type="float">
            <text:p>33059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060" calcext:value-type="float">
            <text:p>33060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062" calcext:value-type="float">
            <text:p>33062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3063" calcext:value-type="float">
            <text:p>33063</text:p>
          </table:table-cell>
          <table:table-cell office:value-type="float" office:value="16.53" calcext:value-type="float">
            <text:p>16.53</text:p>
          </table:table-cell>
        </table:table-row>
        <table:table-row table:style-name="ro1">
          <table:table-cell office:value-type="float" office:value="33064" calcext:value-type="float">
            <text:p>33064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3065" calcext:value-type="float">
            <text:p>33065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067" calcext:value-type="float">
            <text:p>33067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68" calcext:value-type="float">
            <text:p>33068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3069" calcext:value-type="float">
            <text:p>33069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33070" calcext:value-type="float">
            <text:p>3307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3071" calcext:value-type="float">
            <text:p>33071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33072" calcext:value-type="float">
            <text:p>33072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3073" calcext:value-type="float">
            <text:p>33073</text:p>
          </table:table-cell>
          <table:table-cell office:value-type="float" office:value="17.91" calcext:value-type="float">
            <text:p>17.91</text:p>
          </table:table-cell>
        </table:table-row>
        <table:table-row table:style-name="ro1">
          <table:table-cell office:value-type="float" office:value="33074" calcext:value-type="float">
            <text:p>33074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33075" calcext:value-type="float">
            <text:p>33075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33077" calcext:value-type="float">
            <text:p>33077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3078" calcext:value-type="float">
            <text:p>33078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33079" calcext:value-type="float">
            <text:p>3307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33080" calcext:value-type="float">
            <text:p>33080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3081" calcext:value-type="float">
            <text:p>33081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float" office:value="33082" calcext:value-type="float">
            <text:p>33082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float" office:value="33083" calcext:value-type="float">
            <text:p>33083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33084" calcext:value-type="float">
            <text:p>33084</text:p>
          </table:table-cell>
          <table:table-cell office:value-type="float" office:value="20.66" calcext:value-type="float">
            <text:p>20.66</text:p>
          </table:table-cell>
        </table:table-row>
        <table:table-row table:style-name="ro1">
          <table:table-cell office:value-type="float" office:value="33085" calcext:value-type="float">
            <text:p>33085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3086" calcext:value-type="float">
            <text:p>33086</text:p>
          </table:table-cell>
          <table:table-cell office:value-type="float" office:value="18.83" calcext:value-type="float">
            <text:p>18.83</text:p>
          </table:table-cell>
        </table:table-row>
        <table:table-row table:style-name="ro1">
          <table:table-cell office:value-type="float" office:value="33087" calcext:value-type="float">
            <text:p>33087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33088" calcext:value-type="float">
            <text:p>33088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33090" calcext:value-type="float">
            <text:p>33090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3091" calcext:value-type="float">
            <text:p>33091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33092" calcext:value-type="float">
            <text:p>33092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3093" calcext:value-type="float">
            <text:p>33093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3094" calcext:value-type="float">
            <text:p>33094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33095" calcext:value-type="float">
            <text:p>33095</text:p>
          </table:table-cell>
          <table:table-cell office:value-type="float" office:value="22.04" calcext:value-type="float">
            <text:p>22.04</text:p>
          </table:table-cell>
        </table:table-row>
        <table:table-row table:style-name="ro1">
          <table:table-cell office:value-type="float" office:value="33096" calcext:value-type="float">
            <text:p>33096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33097" calcext:value-type="float">
            <text:p>33097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float" office:value="33098" calcext:value-type="float">
            <text:p>33098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33099" calcext:value-type="float">
            <text:p>33099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float" office:value="33101" calcext:value-type="float">
            <text:p>33101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3102" calcext:value-type="float">
            <text:p>33102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33104" calcext:value-type="float">
            <text:p>33104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33105" calcext:value-type="float">
            <text:p>33105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float" office:value="33106" calcext:value-type="float">
            <text:p>33106</text:p>
          </table:table-cell>
          <table:table-cell office:value-type="float" office:value="25.26" calcext:value-type="float">
            <text:p>25.26</text:p>
          </table:table-cell>
        </table:table-row>
        <table:table-row table:style-name="ro1">
          <table:table-cell office:value-type="float" office:value="33107" calcext:value-type="float">
            <text:p>33107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float" office:value="33108" calcext:value-type="float">
            <text:p>33108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33110" calcext:value-type="float">
            <text:p>33110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33111" calcext:value-type="float">
            <text:p>33111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float" office:value="33112" calcext:value-type="float">
            <text:p>33112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float" office:value="33113" calcext:value-type="float">
            <text:p>33113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33114" calcext:value-type="float">
            <text:p>33114</text:p>
          </table:table-cell>
          <table:table-cell office:value-type="float" office:value="28.01" calcext:value-type="float">
            <text:p>28.01</text:p>
          </table:table-cell>
        </table:table-row>
        <table:table-row table:style-name="ro1">
          <table:table-cell office:value-type="float" office:value="33115" calcext:value-type="float">
            <text:p>33115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33117" calcext:value-type="float">
            <text:p>33117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float" office:value="33119" calcext:value-type="float">
            <text:p>33119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33120" calcext:value-type="float">
            <text:p>33120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33121" calcext:value-type="float">
            <text:p>33121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33122" calcext:value-type="float">
            <text:p>33122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33123" calcext:value-type="float">
            <text:p>33123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33124" calcext:value-type="float">
            <text:p>33124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float" office:value="33127" calcext:value-type="float">
            <text:p>33127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33128" calcext:value-type="float">
            <text:p>33128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float" office:value="33129" calcext:value-type="float">
            <text:p>33129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float" office:value="33130" calcext:value-type="float">
            <text:p>33130</text:p>
          </table:table-cell>
          <table:table-cell office:value-type="float" office:value="33.98" calcext:value-type="float">
            <text:p>33.98</text:p>
          </table:table-cell>
        </table:table-row>
        <table:table-row table:style-name="ro1">
          <table:table-cell office:value-type="float" office:value="33132" calcext:value-type="float">
            <text:p>33132</text:p>
          </table:table-cell>
          <table:table-cell office:value-type="float" office:value="33.98" calcext:value-type="float">
            <text:p>33.98</text:p>
          </table:table-cell>
        </table:table-row>
        <table:table-row table:style-name="ro1">
          <table:table-cell office:value-type="float" office:value="33133" calcext:value-type="float">
            <text:p>33133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33134" calcext:value-type="float">
            <text:p>33134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33135" calcext:value-type="float">
            <text:p>33135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float" office:value="33136" calcext:value-type="float">
            <text:p>33136</text:p>
          </table:table-cell>
          <table:table-cell office:value-type="float" office:value="34.9" calcext:value-type="float">
            <text:p>34.9</text:p>
          </table:table-cell>
        </table:table-row>
        <table:table-row table:style-name="ro1">
          <table:table-cell office:value-type="float" office:value="33137" calcext:value-type="float">
            <text:p>33137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33138" calcext:value-type="float">
            <text:p>33138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33139" calcext:value-type="float">
            <text:p>33139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33140" calcext:value-type="float">
            <text:p>33140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float" office:value="33141" calcext:value-type="float">
            <text:p>33141</text:p>
          </table:table-cell>
          <table:table-cell office:value-type="float" office:value="36.73" calcext:value-type="float">
            <text:p>36.73</text:p>
          </table:table-cell>
        </table:table-row>
        <table:table-row table:style-name="ro1">
          <table:table-cell office:value-type="float" office:value="33142" calcext:value-type="float">
            <text:p>33142</text:p>
          </table:table-cell>
          <table:table-cell office:value-type="float" office:value="37.19" calcext:value-type="float">
            <text:p>37.19</text:p>
          </table:table-cell>
        </table:table-row>
        <table:table-row table:style-name="ro1">
          <table:table-cell office:value-type="float" office:value="33143" calcext:value-type="float">
            <text:p>33143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float" office:value="33144" calcext:value-type="float">
            <text:p>33144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float" office:value="37.65" calcext:value-type="float">
            <text:p>37.65</text:p>
          </table:table-cell>
        </table:table-row>
        <table:table-row table:style-name="ro1">
          <table:table-cell office:value-type="float" office:value="33147" calcext:value-type="float">
            <text:p>33147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float" office:value="33148" calcext:value-type="float">
            <text:p>33148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float" office:value="33149" calcext:value-type="float">
            <text:p>33149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1">
          <table:table-cell office:value-type="float" office:value="33150" calcext:value-type="float">
            <text:p>33150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float" office:value="40.41" calcext:value-type="float">
            <text:p>40.41</text:p>
          </table:table-cell>
        </table:table-row>
        <table:table-row table:style-name="ro1">
          <table:table-cell office:value-type="float" office:value="33153" calcext:value-type="float">
            <text:p>33153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float" office:value="39.95" calcext:value-type="float">
            <text:p>39.95</text:p>
          </table:table-cell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33156" calcext:value-type="float">
            <text:p>33156</text:p>
          </table:table-cell>
          <table:table-cell office:value-type="float" office:value="40.41" calcext:value-type="float">
            <text:p>40.41</text:p>
          </table:table-cell>
        </table:table-row>
        <table:table-row table:style-name="ro1">
          <table:table-cell office:value-type="float" office:value="33157" calcext:value-type="float">
            <text:p>33157</text:p>
          </table:table-cell>
          <table:table-cell office:value-type="float" office:value="40.87" calcext:value-type="float">
            <text:p>40.87</text:p>
          </table:table-cell>
        </table:table-row>
        <table:table-row table:style-name="ro1">
          <table:table-cell office:value-type="float" office:value="33158" calcext:value-type="float">
            <text:p>33158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float" office:value="33159" calcext:value-type="float">
            <text:p>33159</text:p>
          </table:table-cell>
          <table:table-cell office:value-type="float" office:value="41.33" calcext:value-type="float">
            <text:p>41.33</text:p>
          </table:table-cell>
        </table:table-row>
        <table:table-row table:style-name="ro1">
          <table:table-cell office:value-type="float" office:value="33161" calcext:value-type="float">
            <text:p>33161</text:p>
          </table:table-cell>
          <table:table-cell office:value-type="float" office:value="41.79" calcext:value-type="float">
            <text:p>41.79</text:p>
          </table:table-cell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33163" calcext:value-type="float">
            <text:p>33163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33165" calcext:value-type="float">
            <text:p>33165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33166" calcext:value-type="float">
            <text:p>33166</text:p>
          </table:table-cell>
          <table:table-cell office:value-type="float" office:value="44.08" calcext:value-type="float">
            <text:p>44.08</text:p>
          </table:table-cell>
        </table:table-row>
        <table:table-row table:style-name="ro1">
          <table:table-cell office:value-type="float" office:value="33167" calcext:value-type="float">
            <text:p>33167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33168" calcext:value-type="float">
            <text:p>33168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33169" calcext:value-type="float">
            <text:p>33169</text:p>
          </table:table-cell>
          <table:table-cell office:value-type="float" office:value="43.62" calcext:value-type="float">
            <text:p>43.62</text:p>
          </table:table-cell>
        </table:table-row>
        <table:table-row table:style-name="ro1">
          <table:table-cell office:value-type="float" office:value="33170" calcext:value-type="float">
            <text:p>331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171" calcext:value-type="float">
            <text:p>3317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172" calcext:value-type="float">
            <text:p>33172</text:p>
          </table:table-cell>
          <table:table-cell office:value-type="float" office:value="46.38" calcext:value-type="float">
            <text:p>46.38</text:p>
          </table:table-cell>
        </table:table-row>
        <table:table-row table:style-name="ro1">
          <table:table-cell office:value-type="float" office:value="33174" calcext:value-type="float">
            <text:p>33174</text:p>
          </table:table-cell>
          <table:table-cell office:value-type="float" office:value="46.38" calcext:value-type="float">
            <text:p>46.38</text:p>
          </table:table-cell>
        </table:table-row>
        <table:table-row table:style-name="ro1">
          <table:table-cell office:value-type="float" office:value="33175" calcext:value-type="float">
            <text:p>33175</text:p>
          </table:table-cell>
          <table:table-cell office:value-type="float" office:value="46.84" calcext:value-type="float">
            <text:p>46.84</text:p>
          </table:table-cell>
        </table:table-row>
        <table:table-row table:style-name="ro1">
          <table:table-cell office:value-type="float" office:value="33176" calcext:value-type="float">
            <text:p>33176</text:p>
          </table:table-cell>
          <table:table-cell office:value-type="float" office:value="47.76" calcext:value-type="float">
            <text:p>47.76</text:p>
          </table:table-cell>
        </table:table-row>
        <table:table-row table:style-name="ro1">
          <table:table-cell office:value-type="float" office:value="33177" calcext:value-type="float">
            <text:p>33177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33178" calcext:value-type="float">
            <text:p>33178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33179" calcext:value-type="float">
            <text:p>33179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float" office:value="33181" calcext:value-type="float">
            <text:p>33181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33182" calcext:value-type="float">
            <text:p>33182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float" office:value="33183" calcext:value-type="float">
            <text:p>33183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float" office:value="33184" calcext:value-type="float">
            <text:p>33184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33185" calcext:value-type="float">
            <text:p>33185</text:p>
          </table:table-cell>
          <table:table-cell office:value-type="float" office:value="50.51" calcext:value-type="float">
            <text:p>50.51</text:p>
          </table:table-cell>
        </table:table-row>
        <table:table-row table:style-name="ro1">
          <table:table-cell office:value-type="float" office:value="33186" calcext:value-type="float">
            <text:p>33186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float" office:value="33188" calcext:value-type="float">
            <text:p>33188</text:p>
          </table:table-cell>
          <table:table-cell office:value-type="float" office:value="51.89" calcext:value-type="float">
            <text:p>51.89</text:p>
          </table:table-cell>
        </table:table-row>
        <table:table-row table:style-name="ro1">
          <table:table-cell office:value-type="float" office:value="33189" calcext:value-type="float">
            <text:p>33189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33190" calcext:value-type="float">
            <text:p>33190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33191" calcext:value-type="float">
            <text:p>33191</text:p>
          </table:table-cell>
          <table:table-cell office:value-type="float" office:value="53.27" calcext:value-type="float">
            <text:p>53.27</text:p>
          </table:table-cell>
        </table:table-row>
        <table:table-row table:style-name="ro1">
          <table:table-cell office:value-type="float" office:value="33192" calcext:value-type="float">
            <text:p>33192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>
          <table:table-cell office:value-type="float" office:value="33193" calcext:value-type="float">
            <text:p>33193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33195" calcext:value-type="float">
            <text:p>33195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33196" calcext:value-type="float">
            <text:p>33196</text:p>
          </table:table-cell>
          <table:table-cell office:value-type="float" office:value="54.18" calcext:value-type="float">
            <text:p>54.18</text:p>
          </table:table-cell>
        </table:table-row>
        <table:table-row table:style-name="ro1">
          <table:table-cell office:value-type="float" office:value="33197" calcext:value-type="float">
            <text:p>33197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33198" calcext:value-type="float">
            <text:p>33198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33199" calcext:value-type="float">
            <text:p>33199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33201" calcext:value-type="float">
            <text:p>33201</text:p>
          </table:table-cell>
          <table:table-cell office:value-type="float" office:value="56.02" calcext:value-type="float">
            <text:p>56.02</text:p>
          </table:table-cell>
        </table:table-row>
        <table:table-row table:style-name="ro1">
          <table:table-cell office:value-type="float" office:value="33203" calcext:value-type="float">
            <text:p>33203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float" office:value="33204" calcext:value-type="float">
            <text:p>33204</text:p>
          </table:table-cell>
          <table:table-cell office:value-type="float" office:value="55.56" calcext:value-type="float">
            <text:p>55.56</text:p>
          </table:table-cell>
        </table:table-row>
        <table:table-row table:style-name="ro1">
          <table:table-cell office:value-type="float" office:value="33205" calcext:value-type="float">
            <text:p>33205</text:p>
          </table:table-cell>
          <table:table-cell office:value-type="float" office:value="56.48" calcext:value-type="float">
            <text:p>56.48</text:p>
          </table:table-cell>
        </table:table-row>
        <table:table-row table:style-name="ro1">
          <table:table-cell office:value-type="float" office:value="33206" calcext:value-type="float">
            <text:p>33206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33207" calcext:value-type="float">
            <text:p>33207</text:p>
          </table:table-cell>
          <table:table-cell office:value-type="float" office:value="57.86" calcext:value-type="float">
            <text:p>57.86</text:p>
          </table:table-cell>
        </table:table-row>
        <table:table-row table:style-name="ro1">
          <table:table-cell office:value-type="float" office:value="33208" calcext:value-type="float">
            <text:p>33208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>
          <table:table-cell office:value-type="float" office:value="33209" calcext:value-type="float">
            <text:p>33209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float" office:value="33211" calcext:value-type="float">
            <text:p>33211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>
          <table:table-cell office:value-type="float" office:value="33212" calcext:value-type="float">
            <text:p>33212</text:p>
          </table:table-cell>
          <table:table-cell office:value-type="float" office:value="59.23" calcext:value-type="float">
            <text:p>59.23</text:p>
          </table:table-cell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33214" calcext:value-type="float">
            <text:p>33214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33217" calcext:value-type="float">
            <text:p>33217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float" office:value="33218" calcext:value-type="float">
            <text:p>33218</text:p>
          </table:table-cell>
          <table:table-cell office:value-type="float" office:value="61.07" calcext:value-type="float">
            <text:p>61.07</text:p>
          </table:table-cell>
        </table:table-row>
        <table:table-row table:style-name="ro1">
          <table:table-cell office:value-type="float" office:value="33219" calcext:value-type="float">
            <text:p>33219</text:p>
          </table:table-cell>
          <table:table-cell office:value-type="float" office:value="60.61" calcext:value-type="float">
            <text:p>60.61</text:p>
          </table:table-cell>
        </table:table-row>
        <table:table-row table:style-name="ro1">
          <table:table-cell office:value-type="float" office:value="33220" calcext:value-type="float">
            <text:p>33220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33221" calcext:value-type="float">
            <text:p>33221</text:p>
          </table:table-cell>
          <table:table-cell office:value-type="float" office:value="61.53" calcext:value-type="float">
            <text:p>61.53</text:p>
          </table:table-cell>
        </table:table-row>
        <table:table-row table:style-name="ro1">
          <table:table-cell office:value-type="float" office:value="33222" calcext:value-type="float">
            <text:p>33222</text:p>
          </table:table-cell>
          <table:table-cell office:value-type="float" office:value="62.91" calcext:value-type="float">
            <text:p>62.91</text:p>
          </table:table-cell>
        </table:table-row>
        <table:table-row table:style-name="ro1">
          <table:table-cell office:value-type="float" office:value="33223" calcext:value-type="float">
            <text:p>33223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33224" calcext:value-type="float">
            <text:p>33224</text:p>
          </table:table-cell>
          <table:table-cell office:value-type="float" office:value="63.83" calcext:value-type="float">
            <text:p>63.83</text:p>
          </table:table-cell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float" office:value="63.83" calcext:value-type="float">
            <text:p>63.83</text:p>
          </table:table-cell>
        </table:table-row>
        <table:table-row table:style-name="ro1">
          <table:table-cell office:value-type="float" office:value="33226" calcext:value-type="float">
            <text:p>33226</text:p>
          </table:table-cell>
          <table:table-cell office:value-type="float" office:value="64.29" calcext:value-type="float">
            <text:p>64.29</text:p>
          </table:table-cell>
        </table:table-row>
        <table:table-row table:style-name="ro1">
          <table:table-cell office:value-type="float" office:value="33227" calcext:value-type="float">
            <text:p>33227</text:p>
          </table:table-cell>
          <table:table-cell office:value-type="float" office:value="63.83" calcext:value-type="float">
            <text:p>63.83</text:p>
          </table:table-cell>
        </table:table-row>
        <table:table-row table:style-name="ro1">
          <table:table-cell office:value-type="float" office:value="33228" calcext:value-type="float">
            <text:p>33228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33230" calcext:value-type="float">
            <text:p>33230</text:p>
          </table:table-cell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33232" calcext:value-type="float">
            <text:p>33232</text:p>
          </table:table-cell>
          <table:table-cell office:value-type="float" office:value="65.66" calcext:value-type="float">
            <text:p>65.66</text:p>
          </table:table-cell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float" office:value="66.58" calcext:value-type="float">
            <text:p>66.58</text:p>
          </table:table-cell>
        </table:table-row>
        <table:table-row table:style-name="ro1">
          <table:table-cell office:value-type="float" office:value="33234" calcext:value-type="float">
            <text:p>33234</text:p>
          </table:table-cell>
          <table:table-cell office:value-type="float" office:value="66.12" calcext:value-type="float">
            <text:p>66.12</text:p>
          </table:table-cell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float" office:value="66.58" calcext:value-type="float">
            <text:p>66.58</text:p>
          </table:table-cell>
        </table:table-row>
        <table:table-row table:style-name="ro1">
          <table:table-cell office:value-type="float" office:value="33236" calcext:value-type="float">
            <text:p>33236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33238" calcext:value-type="float">
            <text:p>33238</text:p>
          </table:table-cell>
          <table:table-cell office:value-type="float" office:value="67.04" calcext:value-type="float">
            <text:p>67.04</text:p>
          </table:table-cell>
        </table:table-row>
        <table:table-row table:style-name="ro1">
          <table:table-cell office:value-type="float" office:value="33239" calcext:value-type="float">
            <text:p>33239</text:p>
          </table:table-cell>
          <table:table-cell office:value-type="float" office:value="67.5" calcext:value-type="float">
            <text:p>67.5</text:p>
          </table:table-cell>
        </table:table-row>
        <table:table-row table:style-name="ro1">
          <table:table-cell office:value-type="float" office:value="33240" calcext:value-type="float">
            <text:p>33240</text:p>
          </table:table-cell>
          <table:table-cell office:value-type="float" office:value="67.96" calcext:value-type="float">
            <text:p>67.96</text:p>
          </table:table-cell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33242" calcext:value-type="float">
            <text:p>33242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33244" calcext:value-type="float">
            <text:p>33244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33245" calcext:value-type="float">
            <text:p>33245</text:p>
          </table:table-cell>
          <table:table-cell office:value-type="float" office:value="68.42" calcext:value-type="float">
            <text:p>68.42</text:p>
          </table:table-cell>
        </table:table-row>
        <table:table-row table:style-name="ro1">
          <table:table-cell office:value-type="float" office:value="33246" calcext:value-type="float">
            <text:p>33246</text:p>
          </table:table-cell>
          <table:table-cell office:value-type="float" office:value="69.34" calcext:value-type="float">
            <text:p>69.34</text:p>
          </table:table-cell>
        </table:table-row>
        <table:table-row table:style-name="ro1">
          <table:table-cell office:value-type="float" office:value="33247" calcext:value-type="float">
            <text:p>33247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33248" calcext:value-type="float">
            <text:p>33248</text:p>
          </table:table-cell>
          <table:table-cell office:value-type="float" office:value="70.26" calcext:value-type="float">
            <text:p>70.26</text:p>
          </table:table-cell>
        </table:table-row>
        <table:table-row table:style-name="ro1">
          <table:table-cell office:value-type="float" office:value="33249" calcext:value-type="float">
            <text:p>33249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33250" calcext:value-type="float">
            <text:p>33250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33251" calcext:value-type="float">
            <text:p>33251</text:p>
          </table:table-cell>
          <table:table-cell office:value-type="float" office:value="71.63" calcext:value-type="float">
            <text:p>71.63</text:p>
          </table:table-cell>
        </table:table-row>
        <table:table-row table:style-name="ro1">
          <table:table-cell office:value-type="float" office:value="33252" calcext:value-type="float">
            <text:p>33252</text:p>
          </table:table-cell>
          <table:table-cell office:value-type="float" office:value="71.17" calcext:value-type="float">
            <text:p>71.17</text:p>
          </table:table-cell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float" office:value="72.55" calcext:value-type="float">
            <text:p>72.55</text:p>
          </table:table-cell>
        </table:table-row>
        <table:table-row table:style-name="ro1">
          <table:table-cell office:value-type="float" office:value="33254" calcext:value-type="float">
            <text:p>33254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33256" calcext:value-type="float">
            <text:p>33256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33258" calcext:value-type="float">
            <text:p>33258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33259" calcext:value-type="float">
            <text:p>33259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33260" calcext:value-type="float">
            <text:p>33260</text:p>
          </table:table-cell>
          <table:table-cell office:value-type="float" office:value="73.93" calcext:value-type="float">
            <text:p>73.93</text:p>
          </table:table-cell>
        </table:table-row>
        <table:table-row table:style-name="ro1">
          <table:table-cell office:value-type="float" office:value="33261" calcext:value-type="float">
            <text:p>33261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1">
          <table:table-cell office:value-type="float" office:value="33263" calcext:value-type="float">
            <text:p>33263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33264" calcext:value-type="float">
            <text:p>33264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33265" calcext:value-type="float">
            <text:p>33265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33266" calcext:value-type="float">
            <text:p>33266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33267" calcext:value-type="float">
            <text:p>33267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33268" calcext:value-type="float">
            <text:p>33268</text:p>
          </table:table-cell>
          <table:table-cell office:value-type="float" office:value="73.47" calcext:value-type="float">
            <text:p>73.47</text:p>
          </table:table-cell>
        </table:table-row>
        <table:table-row table:style-name="ro1">
          <table:table-cell office:value-type="float" office:value="33269" calcext:value-type="float">
            <text:p>33269</text:p>
          </table:table-cell>
          <table:table-cell office:value-type="float" office:value="73.01" calcext:value-type="float">
            <text:p>73.01</text:p>
          </table:table-cell>
        </table:table-row>
        <table:table-row table:style-name="ro1">
          <table:table-cell office:value-type="float" office:value="33270" calcext:value-type="float">
            <text:p>33270</text:p>
          </table:table-cell>
          <table:table-cell office:value-type="float" office:value="72.09" calcext:value-type="float">
            <text:p>72.09</text:p>
          </table:table-cell>
        </table:table-row>
        <table:table-row table:style-name="ro1">
          <table:table-cell office:value-type="float" office:value="33272" calcext:value-type="float">
            <text:p>33272</text:p>
          </table:table-cell>
          <table:table-cell office:value-type="float" office:value="74.39" calcext:value-type="float">
            <text:p>74.39</text:p>
          </table:table-cell>
        </table:table-row>
        <table:table-row table:style-name="ro1">
          <table:table-cell office:value-type="float" office:value="33273" calcext:value-type="float">
            <text:p>33273</text:p>
          </table:table-cell>
          <table:table-cell office:value-type="float" office:value="75.31" calcext:value-type="float">
            <text:p>75.31</text:p>
          </table:table-cell>
        </table:table-row>
        <table:table-row table:style-name="ro1">
          <table:table-cell office:value-type="float" office:value="33274" calcext:value-type="float">
            <text:p>33274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33275" calcext:value-type="float">
            <text:p>33275</text:p>
          </table:table-cell>
          <table:table-cell office:value-type="float" office:value="74.85" calcext:value-type="float">
            <text:p>74.85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33277" calcext:value-type="float">
            <text:p>33277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  <table:table-cell office:value-type="float" office:value="75.77" calcext:value-type="float">
            <text:p>75.77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33281" calcext:value-type="float">
            <text:p>33281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33282" calcext:value-type="float">
            <text:p>33282</text:p>
          </table:table-cell>
          <table:table-cell office:value-type="float" office:value="76.22" calcext:value-type="float">
            <text:p>76.22</text:p>
          </table:table-cell>
        </table:table-row>
        <table:table-row table:style-name="ro1">
          <table:table-cell office:value-type="float" office:value="33283" calcext:value-type="float">
            <text:p>33283</text:p>
          </table:table-cell>
          <table:table-cell office:value-type="float" office:value="77.14" calcext:value-type="float">
            <text:p>77.14</text:p>
          </table:table-cell>
        </table:table-row>
        <table:table-row table:style-name="ro1">
          <table:table-cell office:value-type="float" office:value="33284" calcext:value-type="float">
            <text:p>33284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33286" calcext:value-type="float">
            <text:p>33286</text:p>
          </table:table-cell>
          <table:table-cell office:value-type="float" office:value="76.68" calcext:value-type="float">
            <text:p>76.68</text:p>
          </table:table-cell>
        </table:table-row>
        <table:table-row table:style-name="ro1">
          <table:table-cell office:value-type="float" office:value="33287" calcext:value-type="float">
            <text:p>33287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3288" calcext:value-type="float">
            <text:p>33288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3289" calcext:value-type="float">
            <text:p>33289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3290" calcext:value-type="float">
            <text:p>33290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33291" calcext:value-type="float">
            <text:p>33291</text:p>
          </table:table-cell>
          <table:table-cell office:value-type="float" office:value="79.44" calcext:value-type="float">
            <text:p>79.44</text:p>
          </table:table-cell>
        </table:table-row>
        <table:table-row table:style-name="ro1">
          <table:table-cell office:value-type="float" office:value="33292" calcext:value-type="float">
            <text:p>33292</text:p>
          </table:table-cell>
          <table:table-cell office:value-type="float" office:value="78.06" calcext:value-type="float">
            <text:p>78.06</text:p>
          </table:table-cell>
        </table:table-row>
        <table:table-row table:style-name="ro1">
          <table:table-cell office:value-type="float" office:value="33293" calcext:value-type="float">
            <text:p>33293</text:p>
          </table:table-cell>
          <table:table-cell office:value-type="float" office:value="78.98" calcext:value-type="float">
            <text:p>78.98</text:p>
          </table:table-cell>
        </table:table-row>
        <table:table-row table:style-name="ro1">
          <table:table-cell office:value-type="float" office:value="33294" calcext:value-type="float">
            <text:p>33294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33295" calcext:value-type="float">
            <text:p>33295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33296" calcext:value-type="float">
            <text:p>33296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33297" calcext:value-type="float">
            <text:p>33297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33298" calcext:value-type="float">
            <text:p>33298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 office:value-type="float" office:value="33300" calcext:value-type="float">
            <text:p>33300</text:p>
          </table:table-cell>
          <table:table-cell office:value-type="float" office:value="82.19" calcext:value-type="float">
            <text:p>82.19</text:p>
          </table:table-cell>
        </table:table-row>
        <table:table-row table:style-name="ro1">
          <table:table-cell office:value-type="float" office:value="33301" calcext:value-type="float">
            <text:p>33301</text:p>
          </table:table-cell>
          <table:table-cell office:value-type="float" office:value="80.82" calcext:value-type="float">
            <text:p>80.82</text:p>
          </table:table-cell>
        </table:table-row>
        <table:table-row table:style-name="ro1">
          <table:table-cell office:value-type="float" office:value="33302" calcext:value-type="float">
            <text:p>33302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float" office:value="33303" calcext:value-type="float">
            <text:p>33303</text:p>
          </table:table-cell>
          <table:table-cell office:value-type="float" office:value="82.19" calcext:value-type="float">
            <text:p>82.19</text:p>
          </table:table-cell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82.65" calcext:value-type="float">
            <text:p>82.65</text:p>
          </table:table-cell>
        </table:table-row>
        <table:table-row table:style-name="ro1">
          <table:table-cell office:value-type="float" office:value="33305" calcext:value-type="float">
            <text:p>33305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33306" calcext:value-type="float">
            <text:p>33306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33307" calcext:value-type="float">
            <text:p>33307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33308" calcext:value-type="float">
            <text:p>33308</text:p>
          </table:table-cell>
          <table:table-cell office:value-type="float" office:value="85.41" calcext:value-type="float">
            <text:p>85.41</text:p>
          </table:table-cell>
        </table:table-row>
        <table:table-row table:style-name="ro1">
          <table:table-cell office:value-type="float" office:value="33309" calcext:value-type="float">
            <text:p>33309</text:p>
          </table:table-cell>
          <table:table-cell office:value-type="float" office:value="83.57" calcext:value-type="float">
            <text:p>83.57</text:p>
          </table:table-cell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83.11" calcext:value-type="float">
            <text:p>83.11</text:p>
          </table:table-cell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float" office:value="33312" calcext:value-type="float">
            <text:p>33312</text:p>
          </table:table-cell>
          <table:table-cell office:value-type="float" office:value="98.72" calcext:value-type="float">
            <text:p>98.72</text:p>
          </table:table-cell>
        </table:table-row>
        <table:table-row table:style-name="ro1">
          <table:table-cell office:value-type="float" office:value="33314" calcext:value-type="float">
            <text:p>33314</text:p>
          </table:table-cell>
          <table:table-cell office:value-type="float" office:value="84.49" calcext:value-type="float">
            <text:p>84.49</text:p>
          </table:table-cell>
        </table:table-row>
        <table:table-row table:style-name="ro1">
          <table:table-cell office:value-type="float" office:value="33315" calcext:value-type="float">
            <text:p>33315</text:p>
          </table:table-cell>
          <table:table-cell office:value-type="float" office:value="84.49" calcext:value-type="float">
            <text:p>84.49</text:p>
          </table:table-cell>
        </table:table-row>
        <table:table-row table:style-name="ro1">
          <table:table-cell office:value-type="float" office:value="33316" calcext:value-type="float">
            <text:p>33316</text:p>
          </table:table-cell>
          <table:table-cell office:value-type="float" office:value="84.95" calcext:value-type="float">
            <text:p>84.95</text:p>
          </table:table-cell>
        </table:table-row>
        <table:table-row table:style-name="ro1">
          <table:table-cell office:value-type="float" office:value="33317" calcext:value-type="float">
            <text:p>33317</text:p>
          </table:table-cell>
          <table:table-cell office:value-type="float" office:value="84.03" calcext:value-type="float">
            <text:p>84.03</text:p>
          </table:table-cell>
        </table:table-row>
        <table:table-row table:style-name="ro1">
          <table:table-cell office:value-type="float" office:value="33318" calcext:value-type="float">
            <text:p>33318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33319" calcext:value-type="float">
            <text:p>33319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33320" calcext:value-type="float">
            <text:p>3332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325" calcext:value-type="float">
            <text:p>3332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float" office:value="109.74" calcext:value-type="float">
            <text:p>109.74</text:p>
          </table:table-cell>
        </table:table-row>
        <table:table-row table:style-name="ro1">
          <table:table-cell office:value-type="float" office:value="33328" calcext:value-type="float">
            <text:p>33328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33329" calcext:value-type="float">
            <text:p>33329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330" calcext:value-type="float">
            <text:p>33330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332" calcext:value-type="float">
            <text:p>3333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101.02" calcext:value-type="float">
            <text:p>101.02</text:p>
          </table:table-cell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float" office:value="99.18" calcext:value-type="float">
            <text:p>99.18</text:p>
          </table:table-cell>
        </table:table-row>
        <table:table-row table:style-name="ro1">
          <table:table-cell office:value-type="float" office:value="33337" calcext:value-type="float">
            <text:p>3333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339" calcext:value-type="float">
            <text:p>33339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340" calcext:value-type="float">
            <text:p>33340</text:p>
          </table:table-cell>
          <table:table-cell office:value-type="float" office:value="104.69" calcext:value-type="float">
            <text:p>104.69</text:p>
          </table:table-cell>
        </table:table-row>
        <table:table-row table:style-name="ro1">
          <table:table-cell office:value-type="float" office:value="33341" calcext:value-type="float">
            <text:p>33341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float" office:value="33342" calcext:value-type="float">
            <text:p>33342</text:p>
          </table:table-cell>
          <table:table-cell office:value-type="float" office:value="106.07" calcext:value-type="float">
            <text:p>106.07</text:p>
          </table:table-cell>
        </table:table-row>
        <table:table-row table:style-name="ro1">
          <table:table-cell office:value-type="float" office:value="33343" calcext:value-type="float">
            <text:p>33343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float" office:value="101.02" calcext:value-type="float">
            <text:p>101.02</text:p>
          </table:table-cell>
        </table:table-row>
        <table:table-row table:style-name="ro1">
          <table:table-cell office:value-type="float" office:value="33345" calcext:value-type="float">
            <text:p>33345</text:p>
          </table:table-cell>
          <table:table-cell office:value-type="float" office:value="102.86" calcext:value-type="float">
            <text:p>102.86</text:p>
          </table:table-cell>
        </table:table-row>
        <table:table-row table:style-name="ro1">
          <table:table-cell office:value-type="float" office:value="33346" calcext:value-type="float">
            <text:p>33346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33348" calcext:value-type="float">
            <text:p>33348</text:p>
          </table:table-cell>
          <table:table-cell office:value-type="float" office:value="101.48" calcext:value-type="float">
            <text:p>101.48</text:p>
          </table:table-cell>
        </table:table-row>
        <table:table-row table:style-name="ro1">
          <table:table-cell office:value-type="float" office:value="33349" calcext:value-type="float">
            <text:p>33349</text:p>
          </table:table-cell>
          <table:table-cell office:value-type="float" office:value="94.13" calcext:value-type="float">
            <text:p>94.13</text:p>
          </table:table-cell>
        </table:table-row>
        <table:table-row table:style-name="ro1">
          <table:table-cell office:value-type="float" office:value="33350" calcext:value-type="float">
            <text:p>33350</text:p>
          </table:table-cell>
          <table:table-cell office:value-type="float" office:value="98.27" calcext:value-type="float">
            <text:p>98.27</text:p>
          </table:table-cell>
        </table:table-row>
        <table:table-row table:style-name="ro1">
          <table:table-cell office:value-type="float" office:value="33351" calcext:value-type="float">
            <text:p>333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52" calcext:value-type="float">
            <text:p>333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53" calcext:value-type="float">
            <text:p>33353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54" calcext:value-type="float">
            <text:p>33354</text:p>
          </table:table-cell>
          <table:table-cell office:value-type="float" office:value="95.05" calcext:value-type="float">
            <text:p>95.05</text:p>
          </table:table-cell>
        </table:table-row>
        <table:table-row table:style-name="ro1">
          <table:table-cell office:value-type="float" office:value="33355" calcext:value-type="float">
            <text:p>33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56" calcext:value-type="float">
            <text:p>33356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357" calcext:value-type="float">
            <text:p>33357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33358" calcext:value-type="float">
            <text:p>33358</text:p>
          </table:table-cell>
          <table:table-cell office:value-type="float" office:value="94.13" calcext:value-type="float">
            <text:p>94.13</text:p>
          </table:table-cell>
        </table:table-row>
        <table:table-row table:style-name="ro1">
          <table:table-cell office:value-type="float" office:value="33359" calcext:value-type="float">
            <text:p>3335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361" calcext:value-type="float">
            <text:p>3336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362" calcext:value-type="float">
            <text:p>33362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363" calcext:value-type="float">
            <text:p>33363</text:p>
          </table:table-cell>
          <table:table-cell office:value-type="float" office:value="94.13" calcext:value-type="float">
            <text:p>94.13</text:p>
          </table:table-cell>
        </table:table-row>
        <table:table-row table:style-name="ro1">
          <table:table-cell office:value-type="float" office:value="33364" calcext:value-type="float">
            <text:p>33364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366" calcext:value-type="float">
            <text:p>3336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367" calcext:value-type="float">
            <text:p>33367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368" calcext:value-type="float">
            <text:p>33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69" calcext:value-type="float">
            <text:p>33369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70" calcext:value-type="float">
            <text:p>333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71" calcext:value-type="float">
            <text:p>333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72" calcext:value-type="float">
            <text:p>3337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73" calcext:value-type="float">
            <text:p>3337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374" calcext:value-type="float">
            <text:p>333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76" calcext:value-type="float">
            <text:p>3337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377" calcext:value-type="float">
            <text:p>333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78" calcext:value-type="float">
            <text:p>333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79" calcext:value-type="float">
            <text:p>3337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80" calcext:value-type="float">
            <text:p>3338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81" calcext:value-type="float">
            <text:p>3338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82" calcext:value-type="float">
            <text:p>3338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83" calcext:value-type="float">
            <text:p>33383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84" calcext:value-type="float">
            <text:p>3338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385" calcext:value-type="float">
            <text:p>3338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86" calcext:value-type="float">
            <text:p>333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87" calcext:value-type="float">
            <text:p>3338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89" calcext:value-type="float">
            <text:p>3338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90" calcext:value-type="float">
            <text:p>3339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91" calcext:value-type="float">
            <text:p>333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392" calcext:value-type="float">
            <text:p>333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393" calcext:value-type="float">
            <text:p>3339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94" calcext:value-type="float">
            <text:p>3339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95" calcext:value-type="float">
            <text:p>3339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396" calcext:value-type="float">
            <text:p>33396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33397" calcext:value-type="float">
            <text:p>333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398" calcext:value-type="float">
            <text:p>3339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399" calcext:value-type="float">
            <text:p>3339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01" calcext:value-type="float">
            <text:p>3340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03" calcext:value-type="float">
            <text:p>3340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04" calcext:value-type="float">
            <text:p>3340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05" calcext:value-type="float">
            <text:p>33405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office:value-type="float" office:value="33406" calcext:value-type="float">
            <text:p>334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08" calcext:value-type="float">
            <text:p>3340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09" calcext:value-type="float">
            <text:p>3340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10" calcext:value-type="float">
            <text:p>33410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33411" calcext:value-type="float">
            <text:p>3341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12" calcext:value-type="float">
            <text:p>3341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14" calcext:value-type="float">
            <text:p>33414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33415" calcext:value-type="float">
            <text:p>3341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17" calcext:value-type="float">
            <text:p>3341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18" calcext:value-type="float">
            <text:p>33418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19" calcext:value-type="float">
            <text:p>3341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20" calcext:value-type="float">
            <text:p>3342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21" calcext:value-type="float">
            <text:p>3342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22" calcext:value-type="float">
            <text:p>3342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23" calcext:value-type="float">
            <text:p>3342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24" calcext:value-type="float">
            <text:p>3342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25" calcext:value-type="float">
            <text:p>3342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27" calcext:value-type="float">
            <text:p>3342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28" calcext:value-type="float">
            <text:p>3342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29" calcext:value-type="float">
            <text:p>3342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32" calcext:value-type="float">
            <text:p>3343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33" calcext:value-type="float">
            <text:p>33433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34" calcext:value-type="float">
            <text:p>334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35" calcext:value-type="float">
            <text:p>3343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36" calcext:value-type="float">
            <text:p>3343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438" calcext:value-type="float">
            <text:p>3343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39" calcext:value-type="float">
            <text:p>3343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40" calcext:value-type="float">
            <text:p>3344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41" calcext:value-type="float">
            <text:p>3344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42" calcext:value-type="float">
            <text:p>3344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43" calcext:value-type="float">
            <text:p>3344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46" calcext:value-type="float">
            <text:p>3344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47" calcext:value-type="float">
            <text:p>3344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48" calcext:value-type="float">
            <text:p>33448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49" calcext:value-type="float">
            <text:p>3344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54" calcext:value-type="float">
            <text:p>3345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456" calcext:value-type="float">
            <text:p>33456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57" calcext:value-type="float">
            <text:p>3345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59" calcext:value-type="float">
            <text:p>3345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60" calcext:value-type="float">
            <text:p>3346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61" calcext:value-type="float">
            <text:p>33461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62" calcext:value-type="float">
            <text:p>334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63" calcext:value-type="float">
            <text:p>3346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65" calcext:value-type="float">
            <text:p>3346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66" calcext:value-type="float">
            <text:p>3346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67" calcext:value-type="float">
            <text:p>3346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68" calcext:value-type="float">
            <text:p>334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69" calcext:value-type="float">
            <text:p>3346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70" calcext:value-type="float">
            <text:p>334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71" calcext:value-type="float">
            <text:p>334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73" calcext:value-type="float">
            <text:p>33473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474" calcext:value-type="float">
            <text:p>3347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75" calcext:value-type="float">
            <text:p>3347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76" calcext:value-type="float">
            <text:p>3347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77" calcext:value-type="float">
            <text:p>3347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78" calcext:value-type="float">
            <text:p>3347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79" calcext:value-type="float">
            <text:p>3347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80" calcext:value-type="float">
            <text:p>3348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81" calcext:value-type="float">
            <text:p>33481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33482" calcext:value-type="float">
            <text:p>33482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33483" calcext:value-type="float">
            <text:p>3348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84" calcext:value-type="float">
            <text:p>3348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85" calcext:value-type="float">
            <text:p>3348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87" calcext:value-type="float">
            <text:p>33487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488" calcext:value-type="float">
            <text:p>334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89" calcext:value-type="float">
            <text:p>334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491" calcext:value-type="float">
            <text:p>33491</text:p>
          </table:table-cell>
          <table:table-cell office:value-type="float" office:value="92.76" calcext:value-type="float">
            <text:p>92.76</text:p>
          </table:table-cell>
        </table:table-row>
        <table:table-row table:style-name="ro1">
          <table:table-cell office:value-type="float" office:value="33492" calcext:value-type="float">
            <text:p>3349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94" calcext:value-type="float">
            <text:p>3349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495" calcext:value-type="float">
            <text:p>334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496" calcext:value-type="float">
            <text:p>334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497" calcext:value-type="float">
            <text:p>33497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33498" calcext:value-type="float">
            <text:p>3349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499" calcext:value-type="float">
            <text:p>3349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01" calcext:value-type="float">
            <text:p>3350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02" calcext:value-type="float">
            <text:p>3350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03" calcext:value-type="float">
            <text:p>3350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04" calcext:value-type="float">
            <text:p>3350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05" calcext:value-type="float">
            <text:p>3350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506" calcext:value-type="float">
            <text:p>335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08" calcext:value-type="float">
            <text:p>3350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09" calcext:value-type="float">
            <text:p>3350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12" calcext:value-type="float">
            <text:p>3351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13" calcext:value-type="float">
            <text:p>335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16" calcext:value-type="float">
            <text:p>3351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517" calcext:value-type="float">
            <text:p>3351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18" calcext:value-type="float">
            <text:p>3351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19" calcext:value-type="float">
            <text:p>3351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20" calcext:value-type="float">
            <text:p>3352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521" calcext:value-type="float">
            <text:p>3352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22" calcext:value-type="float">
            <text:p>3352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524" calcext:value-type="float">
            <text:p>33524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525" calcext:value-type="float">
            <text:p>3352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26" calcext:value-type="float">
            <text:p>3352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27" calcext:value-type="float">
            <text:p>3352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29" calcext:value-type="float">
            <text:p>335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30" calcext:value-type="float">
            <text:p>3353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32" calcext:value-type="float">
            <text:p>3353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33" calcext:value-type="float">
            <text:p>33533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33534" calcext:value-type="float">
            <text:p>335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37" calcext:value-type="float">
            <text:p>3353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38" calcext:value-type="float">
            <text:p>3353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39" calcext:value-type="float">
            <text:p>3353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40" calcext:value-type="float">
            <text:p>3354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43" calcext:value-type="float">
            <text:p>3354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44" calcext:value-type="float">
            <text:p>3354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46" calcext:value-type="float">
            <text:p>3354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47" calcext:value-type="float">
            <text:p>3354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48" calcext:value-type="float">
            <text:p>33548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549" calcext:value-type="float">
            <text:p>3354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50" calcext:value-type="float">
            <text:p>335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51" calcext:value-type="float">
            <text:p>3355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52" calcext:value-type="float">
            <text:p>33552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553" calcext:value-type="float">
            <text:p>3355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54" calcext:value-type="float">
            <text:p>3355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55" calcext:value-type="float">
            <text:p>3355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57" calcext:value-type="float">
            <text:p>33557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33558" calcext:value-type="float">
            <text:p>3355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59" calcext:value-type="float">
            <text:p>335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60" calcext:value-type="float">
            <text:p>3356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61" calcext:value-type="float">
            <text:p>33561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33562" calcext:value-type="float">
            <text:p>335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63" calcext:value-type="float">
            <text:p>335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65" calcext:value-type="float">
            <text:p>3356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66" calcext:value-type="float">
            <text:p>3356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67" calcext:value-type="float">
            <text:p>3356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68" calcext:value-type="float">
            <text:p>3356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569" calcext:value-type="float">
            <text:p>335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71" calcext:value-type="float">
            <text:p>3357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572" calcext:value-type="float">
            <text:p>3357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73" calcext:value-type="float">
            <text:p>335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74" calcext:value-type="float">
            <text:p>335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75" calcext:value-type="float">
            <text:p>335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576" calcext:value-type="float">
            <text:p>3357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77" calcext:value-type="float">
            <text:p>3357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79" calcext:value-type="float">
            <text:p>3357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80" calcext:value-type="float">
            <text:p>3358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81" calcext:value-type="float">
            <text:p>3358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82" calcext:value-type="float">
            <text:p>3358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83" calcext:value-type="float">
            <text:p>3358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85" calcext:value-type="float">
            <text:p>3358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86" calcext:value-type="float">
            <text:p>3358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587" calcext:value-type="float">
            <text:p>335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88" calcext:value-type="float">
            <text:p>3358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89" calcext:value-type="float">
            <text:p>335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90" calcext:value-type="float">
            <text:p>3359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91" calcext:value-type="float">
            <text:p>335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92" calcext:value-type="float">
            <text:p>33592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593" calcext:value-type="float">
            <text:p>3359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94" calcext:value-type="float">
            <text:p>3359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95" calcext:value-type="float">
            <text:p>335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96" calcext:value-type="float">
            <text:p>3359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597" calcext:value-type="float">
            <text:p>3359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599" calcext:value-type="float">
            <text:p>33599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01" calcext:value-type="float">
            <text:p>3360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602" calcext:value-type="float">
            <text:p>3360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603" calcext:value-type="float">
            <text:p>3360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04" calcext:value-type="float">
            <text:p>336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05" calcext:value-type="float">
            <text:p>3360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06" calcext:value-type="float">
            <text:p>3360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07" calcext:value-type="float">
            <text:p>33607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3608" calcext:value-type="float">
            <text:p>3360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09" calcext:value-type="float">
            <text:p>3360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12" calcext:value-type="float">
            <text:p>33612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613" calcext:value-type="float">
            <text:p>336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15" calcext:value-type="float">
            <text:p>3361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617" calcext:value-type="float">
            <text:p>3361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18" calcext:value-type="float">
            <text:p>3361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619" calcext:value-type="float">
            <text:p>3361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20" calcext:value-type="float">
            <text:p>33620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33622" calcext:value-type="float">
            <text:p>3362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23" calcext:value-type="float">
            <text:p>3362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25" calcext:value-type="float">
            <text:p>3362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27" calcext:value-type="float">
            <text:p>33627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628" calcext:value-type="float">
            <text:p>336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29" calcext:value-type="float">
            <text:p>3362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30" calcext:value-type="float">
            <text:p>3363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31" calcext:value-type="float">
            <text:p>336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32" calcext:value-type="float">
            <text:p>336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33" calcext:value-type="float">
            <text:p>3363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34" calcext:value-type="float">
            <text:p>3363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35" calcext:value-type="float">
            <text:p>33635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3636" calcext:value-type="float">
            <text:p>3363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37" calcext:value-type="float">
            <text:p>3363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38" calcext:value-type="float">
            <text:p>3363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639" calcext:value-type="float">
            <text:p>3363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641" calcext:value-type="float">
            <text:p>3364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42" calcext:value-type="float">
            <text:p>3364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43" calcext:value-type="float">
            <text:p>3364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44" calcext:value-type="float">
            <text:p>3364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45" calcext:value-type="float">
            <text:p>336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46" calcext:value-type="float">
            <text:p>3364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47" calcext:value-type="float">
            <text:p>3364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48" calcext:value-type="float">
            <text:p>3364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49" calcext:value-type="float">
            <text:p>3364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50" calcext:value-type="float">
            <text:p>3365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52" calcext:value-type="float">
            <text:p>3365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54" calcext:value-type="float">
            <text:p>3365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656" calcext:value-type="float">
            <text:p>3365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57" calcext:value-type="float">
            <text:p>3365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58" calcext:value-type="float">
            <text:p>3365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59" calcext:value-type="float">
            <text:p>336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60" calcext:value-type="float">
            <text:p>3366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61" calcext:value-type="float">
            <text:p>3366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62" calcext:value-type="float">
            <text:p>336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64" calcext:value-type="float">
            <text:p>336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65" calcext:value-type="float">
            <text:p>3366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66" calcext:value-type="float">
            <text:p>3366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67" calcext:value-type="float">
            <text:p>33667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669" calcext:value-type="float">
            <text:p>336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70" calcext:value-type="float">
            <text:p>3367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671" calcext:value-type="float">
            <text:p>3367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72" calcext:value-type="float">
            <text:p>33672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3673" calcext:value-type="float">
            <text:p>336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74" calcext:value-type="float">
            <text:p>3367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75" calcext:value-type="float">
            <text:p>336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76" calcext:value-type="float">
            <text:p>3367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677" calcext:value-type="float">
            <text:p>3367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78" calcext:value-type="float">
            <text:p>3367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79" calcext:value-type="float">
            <text:p>3367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81" calcext:value-type="float">
            <text:p>3368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83" calcext:value-type="float">
            <text:p>3368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84" calcext:value-type="float">
            <text:p>3368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85" calcext:value-type="float">
            <text:p>3368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686" calcext:value-type="float">
            <text:p>3368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687" calcext:value-type="float">
            <text:p>336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88" calcext:value-type="float">
            <text:p>3368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89" calcext:value-type="float">
            <text:p>336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90" calcext:value-type="float">
            <text:p>33690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691" calcext:value-type="float">
            <text:p>3369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92" calcext:value-type="float">
            <text:p>3369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93" calcext:value-type="float">
            <text:p>336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694" calcext:value-type="float">
            <text:p>33694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33696" calcext:value-type="float">
            <text:p>33696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697" calcext:value-type="float">
            <text:p>336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698" calcext:value-type="float">
            <text:p>3369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699" calcext:value-type="float">
            <text:p>3369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700" calcext:value-type="float">
            <text:p>3370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01" calcext:value-type="float">
            <text:p>3370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02" calcext:value-type="float">
            <text:p>3370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03" calcext:value-type="float">
            <text:p>3370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04" calcext:value-type="float">
            <text:p>3370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05" calcext:value-type="float">
            <text:p>3370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07" calcext:value-type="float">
            <text:p>3370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08" calcext:value-type="float">
            <text:p>3370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09" calcext:value-type="float">
            <text:p>3370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11" calcext:value-type="float">
            <text:p>3371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12" calcext:value-type="float">
            <text:p>3371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13" calcext:value-type="float">
            <text:p>3371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14" calcext:value-type="float">
            <text:p>3371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715" calcext:value-type="float">
            <text:p>3371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16" calcext:value-type="float">
            <text:p>3371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17" calcext:value-type="float">
            <text:p>3371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718" calcext:value-type="float">
            <text:p>3371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19" calcext:value-type="float">
            <text:p>3371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20" calcext:value-type="float">
            <text:p>3372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21" calcext:value-type="float">
            <text:p>3372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22" calcext:value-type="float">
            <text:p>337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723" calcext:value-type="float">
            <text:p>3372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25" calcext:value-type="float">
            <text:p>3372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26" calcext:value-type="float">
            <text:p>3372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27" calcext:value-type="float">
            <text:p>3372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728" calcext:value-type="float">
            <text:p>337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29" calcext:value-type="float">
            <text:p>3372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30" calcext:value-type="float">
            <text:p>3373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31" calcext:value-type="float">
            <text:p>3373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732" calcext:value-type="float">
            <text:p>33732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733" calcext:value-type="float">
            <text:p>3373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34" calcext:value-type="float">
            <text:p>3373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35" calcext:value-type="float">
            <text:p>33735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33736" calcext:value-type="float">
            <text:p>3373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38" calcext:value-type="float">
            <text:p>3373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39" calcext:value-type="float">
            <text:p>3373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40" calcext:value-type="float">
            <text:p>3374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41" calcext:value-type="float">
            <text:p>3374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43" calcext:value-type="float">
            <text:p>3374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44" calcext:value-type="float">
            <text:p>33744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745" calcext:value-type="float">
            <text:p>337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46" calcext:value-type="float">
            <text:p>3374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47" calcext:value-type="float">
            <text:p>3374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48" calcext:value-type="float">
            <text:p>3374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50" calcext:value-type="float">
            <text:p>337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751" calcext:value-type="float">
            <text:p>3375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53" calcext:value-type="float">
            <text:p>3375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54" calcext:value-type="float">
            <text:p>3375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55" calcext:value-type="float">
            <text:p>3375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56" calcext:value-type="float">
            <text:p>3375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57" calcext:value-type="float">
            <text:p>3375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58" calcext:value-type="float">
            <text:p>3375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59" calcext:value-type="float">
            <text:p>3375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760" calcext:value-type="float">
            <text:p>3376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61" calcext:value-type="float">
            <text:p>3376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62" calcext:value-type="float">
            <text:p>337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63" calcext:value-type="float">
            <text:p>33763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764" calcext:value-type="float">
            <text:p>3376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66" calcext:value-type="float">
            <text:p>3376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67" calcext:value-type="float">
            <text:p>3376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68" calcext:value-type="float">
            <text:p>337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69" calcext:value-type="float">
            <text:p>337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70" calcext:value-type="float">
            <text:p>3377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71" calcext:value-type="float">
            <text:p>3377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72" calcext:value-type="float">
            <text:p>33772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3773" calcext:value-type="float">
            <text:p>337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74" calcext:value-type="float">
            <text:p>3377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75" calcext:value-type="float">
            <text:p>3377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76" calcext:value-type="float">
            <text:p>3377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77" calcext:value-type="float">
            <text:p>3377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778" calcext:value-type="float">
            <text:p>3377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80" calcext:value-type="float">
            <text:p>3378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81" calcext:value-type="float">
            <text:p>3378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82" calcext:value-type="float">
            <text:p>3378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783" calcext:value-type="float">
            <text:p>3378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84" calcext:value-type="float">
            <text:p>3378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85" calcext:value-type="float">
            <text:p>3378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86" calcext:value-type="float">
            <text:p>33786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787" calcext:value-type="float">
            <text:p>337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88" calcext:value-type="float">
            <text:p>3378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89" calcext:value-type="float">
            <text:p>33789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790" calcext:value-type="float">
            <text:p>33790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93" calcext:value-type="float">
            <text:p>3379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95" calcext:value-type="float">
            <text:p>33795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796" calcext:value-type="float">
            <text:p>3379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797" calcext:value-type="float">
            <text:p>3379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798" calcext:value-type="float">
            <text:p>3379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799" calcext:value-type="float">
            <text:p>3379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00" calcext:value-type="float">
            <text:p>33800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33801" calcext:value-type="float">
            <text:p>3380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02" calcext:value-type="float">
            <text:p>3380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03" calcext:value-type="float">
            <text:p>3380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04" calcext:value-type="float">
            <text:p>3380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05" calcext:value-type="float">
            <text:p>3380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06" calcext:value-type="float">
            <text:p>33806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808" calcext:value-type="float">
            <text:p>3380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09" calcext:value-type="float">
            <text:p>3380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10" calcext:value-type="float">
            <text:p>33810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811" calcext:value-type="float">
            <text:p>3381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12" calcext:value-type="float">
            <text:p>3381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13" calcext:value-type="float">
            <text:p>338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14" calcext:value-type="float">
            <text:p>3381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815" calcext:value-type="float">
            <text:p>3381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16" calcext:value-type="float">
            <text:p>3381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17" calcext:value-type="float">
            <text:p>33817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818" calcext:value-type="float">
            <text:p>33818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819" calcext:value-type="float">
            <text:p>3381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20" calcext:value-type="float">
            <text:p>3382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22" calcext:value-type="float">
            <text:p>33822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823" calcext:value-type="float">
            <text:p>33823</text:p>
          </table:table-cell>
          <table:table-cell office:value-type="float" office:value="91.84" calcext:value-type="float">
            <text:p>91.84</text:p>
          </table:table-cell>
        </table:table-row>
        <table:table-row table:style-name="ro1">
          <table:table-cell office:value-type="float" office:value="33824" calcext:value-type="float">
            <text:p>3382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25" calcext:value-type="float">
            <text:p>3382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26" calcext:value-type="float">
            <text:p>3382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27" calcext:value-type="float">
            <text:p>3382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28" calcext:value-type="float">
            <text:p>3382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29" calcext:value-type="float">
            <text:p>3382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30" calcext:value-type="float">
            <text:p>3383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31" calcext:value-type="float">
            <text:p>3383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32" calcext:value-type="float">
            <text:p>338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33" calcext:value-type="float">
            <text:p>3383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35" calcext:value-type="float">
            <text:p>3383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37" calcext:value-type="float">
            <text:p>3383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38" calcext:value-type="float">
            <text:p>338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839" calcext:value-type="float">
            <text:p>3383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40" calcext:value-type="float">
            <text:p>3384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41" calcext:value-type="float">
            <text:p>3384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42" calcext:value-type="float">
            <text:p>33842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843" calcext:value-type="float">
            <text:p>3384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44" calcext:value-type="float">
            <text:p>3384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45" calcext:value-type="float">
            <text:p>3384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46" calcext:value-type="float">
            <text:p>33846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847" calcext:value-type="float">
            <text:p>3384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48" calcext:value-type="float">
            <text:p>33848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850" calcext:value-type="float">
            <text:p>3385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51" calcext:value-type="float">
            <text:p>33851</text:p>
          </table:table-cell>
          <table:table-cell office:value-type="float" office:value="90.92" calcext:value-type="float">
            <text:p>90.92</text:p>
          </table:table-cell>
        </table:table-row>
        <table:table-row table:style-name="ro1">
          <table:table-cell office:value-type="float" office:value="33852" calcext:value-type="float">
            <text:p>33852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853" calcext:value-type="float">
            <text:p>3385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54" calcext:value-type="float">
            <text:p>3385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55" calcext:value-type="float">
            <text:p>3385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856" calcext:value-type="float">
            <text:p>3385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57" calcext:value-type="float">
            <text:p>3385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58" calcext:value-type="float">
            <text:p>3385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59" calcext:value-type="float">
            <text:p>3385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60" calcext:value-type="float">
            <text:p>3386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61" calcext:value-type="float">
            <text:p>3386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62" calcext:value-type="float">
            <text:p>3386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64" calcext:value-type="float">
            <text:p>3386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65" calcext:value-type="float">
            <text:p>33865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866" calcext:value-type="float">
            <text:p>3386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67" calcext:value-type="float">
            <text:p>3386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68" calcext:value-type="float">
            <text:p>3386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69" calcext:value-type="float">
            <text:p>3386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70" calcext:value-type="float">
            <text:p>3387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71" calcext:value-type="float">
            <text:p>3387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72" calcext:value-type="float">
            <text:p>3387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73" calcext:value-type="float">
            <text:p>338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874" calcext:value-type="float">
            <text:p>3387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75" calcext:value-type="float">
            <text:p>3387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76" calcext:value-type="float">
            <text:p>3387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880" calcext:value-type="float">
            <text:p>3388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881" calcext:value-type="float">
            <text:p>3388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82" calcext:value-type="float">
            <text:p>3388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83" calcext:value-type="float">
            <text:p>33883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3884" calcext:value-type="float">
            <text:p>338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85" calcext:value-type="float">
            <text:p>3388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86" calcext:value-type="float">
            <text:p>3388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887" calcext:value-type="float">
            <text:p>33887</text:p>
          </table:table-cell>
          <table:table-cell office:value-type="float" office:value="91.38" calcext:value-type="float">
            <text:p>91.38</text:p>
          </table:table-cell>
        </table:table-row>
        <table:table-row table:style-name="ro1">
          <table:table-cell office:value-type="float" office:value="33888" calcext:value-type="float">
            <text:p>3388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89" calcext:value-type="float">
            <text:p>3388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90" calcext:value-type="float">
            <text:p>3389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92" calcext:value-type="float">
            <text:p>3389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93" calcext:value-type="float">
            <text:p>3389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94" calcext:value-type="float">
            <text:p>3389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895" calcext:value-type="float">
            <text:p>3389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96" calcext:value-type="float">
            <text:p>3389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97" calcext:value-type="float">
            <text:p>33897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898" calcext:value-type="float">
            <text:p>33898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899" calcext:value-type="float">
            <text:p>3389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01" calcext:value-type="float">
            <text:p>3390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902" calcext:value-type="float">
            <text:p>3390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03" calcext:value-type="float">
            <text:p>3390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04" calcext:value-type="float">
            <text:p>3390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06" calcext:value-type="float">
            <text:p>3390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07" calcext:value-type="float">
            <text:p>3390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08" calcext:value-type="float">
            <text:p>3390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09" calcext:value-type="float">
            <text:p>33909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33910" calcext:value-type="float">
            <text:p>33910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911" calcext:value-type="float">
            <text:p>3391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12" calcext:value-type="float">
            <text:p>3391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13" calcext:value-type="float">
            <text:p>3391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14" calcext:value-type="float">
            <text:p>339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915" calcext:value-type="float">
            <text:p>3391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16" calcext:value-type="float">
            <text:p>3391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17" calcext:value-type="float">
            <text:p>33917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918" calcext:value-type="float">
            <text:p>3391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21" calcext:value-type="float">
            <text:p>33921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22" calcext:value-type="float">
            <text:p>3392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23" calcext:value-type="float">
            <text:p>3392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24" calcext:value-type="float">
            <text:p>33924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925" calcext:value-type="float">
            <text:p>33925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926" calcext:value-type="float">
            <text:p>3392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27" calcext:value-type="float">
            <text:p>33927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28" calcext:value-type="float">
            <text:p>33928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929" calcext:value-type="float">
            <text:p>3392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30" calcext:value-type="float">
            <text:p>3393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31" calcext:value-type="float">
            <text:p>3393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32" calcext:value-type="float">
            <text:p>3393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34" calcext:value-type="float">
            <text:p>33934</text:p>
          </table:table-cell>
          <table:table-cell office:value-type="float" office:value="89.08" calcext:value-type="float">
            <text:p>89.08</text:p>
          </table:table-cell>
        </table:table-row>
        <table:table-row table:style-name="ro1">
          <table:table-cell office:value-type="float" office:value="33935" calcext:value-type="float">
            <text:p>3393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36" calcext:value-type="float">
            <text:p>3393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37" calcext:value-type="float">
            <text:p>3393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38" calcext:value-type="float">
            <text:p>3393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939" calcext:value-type="float">
            <text:p>3393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40" calcext:value-type="float">
            <text:p>33940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41" calcext:value-type="float">
            <text:p>3394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42" calcext:value-type="float">
            <text:p>3394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43" calcext:value-type="float">
            <text:p>3394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44" calcext:value-type="float">
            <text:p>3394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45" calcext:value-type="float">
            <text:p>3394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46" calcext:value-type="float">
            <text:p>33946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float" office:value="33948" calcext:value-type="float">
            <text:p>3394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49" calcext:value-type="float">
            <text:p>3394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50" calcext:value-type="float">
            <text:p>33950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951" calcext:value-type="float">
            <text:p>3395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52" calcext:value-type="float">
            <text:p>33952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53" calcext:value-type="float">
            <text:p>3395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54" calcext:value-type="float">
            <text:p>3395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55" calcext:value-type="float">
            <text:p>3395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56" calcext:value-type="float">
            <text:p>3395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57" calcext:value-type="float">
            <text:p>3395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58" calcext:value-type="float">
            <text:p>3395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59" calcext:value-type="float">
            <text:p>3395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61" calcext:value-type="float">
            <text:p>33961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963" calcext:value-type="float">
            <text:p>3396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64" calcext:value-type="float">
            <text:p>3396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65" calcext:value-type="float">
            <text:p>3396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66" calcext:value-type="float">
            <text:p>33966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967" calcext:value-type="float">
            <text:p>33967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68" calcext:value-type="float">
            <text:p>3396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69" calcext:value-type="float">
            <text:p>33969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70" calcext:value-type="float">
            <text:p>339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971" calcext:value-type="float">
            <text:p>33971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72" calcext:value-type="float">
            <text:p>3397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73" calcext:value-type="float">
            <text:p>33973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74" calcext:value-type="float">
            <text:p>33974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976" calcext:value-type="float">
            <text:p>3397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77" calcext:value-type="float">
            <text:p>33977</text:p>
          </table:table-cell>
          <table:table-cell office:value-type="float" office:value="86.33" calcext:value-type="float">
            <text:p>86.33</text:p>
          </table:table-cell>
        </table:table-row>
        <table:table-row table:style-name="ro1">
          <table:table-cell office:value-type="float" office:value="33978" calcext:value-type="float">
            <text:p>3397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79" calcext:value-type="float">
            <text:p>33979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80" calcext:value-type="float">
            <text:p>33980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81" calcext:value-type="float">
            <text:p>3398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82" calcext:value-type="float">
            <text:p>33982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83" calcext:value-type="float">
            <text:p>33983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84" calcext:value-type="float">
            <text:p>33984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85" calcext:value-type="float">
            <text:p>33985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86" calcext:value-type="float">
            <text:p>33986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87" calcext:value-type="float">
            <text:p>33987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88" calcext:value-type="float">
            <text:p>33988</text:p>
          </table:table-cell>
          <table:table-cell office:value-type="float" office:value="90.46" calcext:value-type="float">
            <text:p>90.46</text:p>
          </table:table-cell>
        </table:table-row>
        <table:table-row table:style-name="ro1">
          <table:table-cell office:value-type="float" office:value="33990" calcext:value-type="float">
            <text:p>33990</text:p>
          </table:table-cell>
          <table:table-cell office:value-type="float" office:value="87.24" calcext:value-type="float">
            <text:p>87.24</text:p>
          </table:table-cell>
        </table:table-row>
        <table:table-row table:style-name="ro1">
          <table:table-cell office:value-type="float" office:value="33991" calcext:value-type="float">
            <text:p>33991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92" calcext:value-type="float">
            <text:p>33992</text:p>
          </table:table-cell>
          <table:table-cell office:value-type="float" office:value="86.79" calcext:value-type="float">
            <text:p>86.79</text:p>
          </table:table-cell>
        </table:table-row>
        <table:table-row table:style-name="ro1">
          <table:table-cell office:value-type="float" office:value="33993" calcext:value-type="float">
            <text:p>33993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994" calcext:value-type="float">
            <text:p>33994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95" calcext:value-type="float">
            <text:p>3399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office:value-type="float" office:value="33996" calcext:value-type="float">
            <text:p>33996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office:value-type="float" office:value="33997" calcext:value-type="float">
            <text:p>33997</text:p>
          </table:table-cell>
          <table:table-cell office:value-type="float" office:value="89.54" calcext:value-type="float">
            <text:p>89.54</text:p>
          </table:table-cell>
        </table:table-row>
        <table:table-row table:style-name="ro1">
          <table:table-cell office:value-type="float" office:value="33998" calcext:value-type="float">
            <text:p>33998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33999" calcext:value-type="float">
            <text:p>33999</text:p>
          </table:table-cell>
          <table:table-cell office:value-type="float" office:value="87.7" calcext:value-type="float">
            <text:p>87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1.2$Linux_X86_64 LibreOffice_project/dd797d330b34196606d0870aaa694e9504402ca1</meta:generator>
    <meta:document-statistic meta:table-count="1" meta:cell-count="7568" meta:object-count="0"/>
  </office:meta>
</office:document-meta>
</file>